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100000208000000FDB42FA1C5.png" manifest:media-type="image/png"/>
  <manifest:file-entry manifest:full-path="Pictures/10001075000002B0000002B0D1BC7844.svg" manifest:media-type="image/svg+xml"/>
  <manifest:file-entry manifest:full-path="Pictures/10000001000003940000028268D8F600.png" manifest:media-type="image/png"/>
  <manifest:file-entry manifest:full-path="Pictures/1000071C000002CA000002CAF00E2BB8.svg" manifest:media-type="image/svg+xml"/>
  <manifest:file-entry manifest:full-path="Pictures/1000000100000142000000A279C026E9.png" manifest:media-type="image/png"/>
  <manifest:file-entry manifest:full-path="Pictures/100000010000033E000002F7CE846E9E.png" manifest:media-type="image/png"/>
  <manifest:file-entry manifest:full-path="Pictures/1000000000000280000000A49DBD0ECF.png" manifest:media-type="image/png"/>
  <manifest:file-entry manifest:full-path="Pictures/1000000100000103000000584AAF34D9.png" manifest:media-type="image/png"/>
  <manifest:file-entry manifest:full-path="Pictures/100000010000033F000000C167DEB1DE.png" manifest:media-type="image/png"/>
  <manifest:file-entry manifest:full-path="Pictures/100000010000015A000001FED1931E21.png" manifest:media-type="image/png"/>
  <manifest:file-entry manifest:full-path="Pictures/100000010000017E000001A423238D07.png" manifest:media-type="image/png"/>
  <manifest:file-entry manifest:full-path="Pictures/1000000100000125000001FD955F3E6E.png" manifest:media-type="image/png"/>
  <manifest:file-entry manifest:full-path="Pictures/1000000100000109000000DCEA224CB9.png" manifest:media-type="image/png"/>
  <manifest:file-entry manifest:full-path="Pictures/100000010000023900000049B495474A.png" manifest:media-type="image/png"/>
  <manifest:file-entry manifest:full-path="Pictures/10000001000001700000023019CC911E.png" manifest:media-type="image/png"/>
  <manifest:file-entry manifest:full-path="Pictures/10000000000002D4000001E63C5DB059.png" manifest:media-type="image/png"/>
  <manifest:file-entry manifest:full-path="Pictures/1000000100000286000000494BC0A3B0.png" manifest:media-type="image/png"/>
  <manifest:file-entry manifest:full-path="Pictures/10000001000002A1000002079ECBF455.png" manifest:media-type="image/png"/>
  <manifest:file-entry manifest:full-path="Pictures/1000000100000210000001D81A0D60B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1_5f_001" style:display-name="tb_GS24801_001" style:family="table">
      <style:table-properties style:width="14.942cm" style:rel-width="90%" fo:margin-top="0cm" fo:margin-bottom="0.21cm" fo:break-before="auto" fo:break-after="auto" table:align="center" style:may-break-between-rows="true" table:border-model="collapsing"/>
    </style:style>
    <style:style style:name="tb_5f_GS24801_5f_001.A" style:display-name="tb_GS24801_001.A" style:family="table-column">
      <style:table-column-properties style:column-width="3.567cm" style:rel-column-width="15644*"/>
    </style:style>
    <style:style style:name="tb_5f_GS24801_5f_001.B" style:display-name="tb_GS24801_001.B" style:family="table-column">
      <style:table-column-properties style:column-width="11.375cm" style:rel-column-width="49891*"/>
    </style:style>
    <style:style style:name="tb_5f_GS24801_5f_001.1" style:display-name="tb_GS24801_001.1" style:family="table-row">
      <style:table-row-properties fo:keep-together="auto"/>
    </style:style>
    <style:style style:name="tb_5f_GS24801_5f_001.A1" style:display-name="tb_GS24801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1.B1" style:display-name="tb_GS24801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1.A2" style:display-name="tb_GS24801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1.B2" style:display-name="tb_GS24801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 style:display-name="tb_GS24801_002" style:family="table">
      <style:table-properties style:width="14.942cm" style:rel-width="90%" fo:margin-top="0cm" fo:margin-bottom="0.21cm" fo:break-before="auto" fo:break-after="auto" table:align="center" style:may-break-between-rows="true" table:border-model="collapsing"/>
    </style:style>
    <style:style style:name="tb_5f_GS24801_5f_002.A" style:display-name="tb_GS24801_002.A" style:family="table-column">
      <style:table-column-properties style:column-width="1.662cm" style:rel-column-width="7289*"/>
    </style:style>
    <style:style style:name="tb_5f_GS24801_5f_002.B" style:display-name="tb_GS24801_002.B" style:family="table-column">
      <style:table-column-properties style:column-width="13.28cm" style:rel-column-width="58246*"/>
    </style:style>
    <style:style style:name="tb_5f_GS24801_5f_002.1" style:display-name="tb_GS24801_002.1" style:family="table-row">
      <style:table-row-properties fo:background-color="#dddddd" fo:keep-together="auto">
        <style:background-image/>
      </style:table-row-properties>
    </style:style>
    <style:style style:name="tb_5f_GS24801_5f_002.A1" style:display-name="tb_GS2480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2.B1" style:display-name="tb_GS2480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2.A2" style:display-name="tb_GS2480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2.B2" style:display-name="tb_GS2480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12" style:display-name="tb_GS24801_002.12" style:family="table-row">
      <style:table-row-properties style:min-row-height="0.446cm"/>
    </style:style>
    <style:style style:name="tb_5f_GS24801_5f_003" style:display-name="tb_GS2480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3.A" style:display-name="tb_GS24801_003.A" style:family="table-column">
      <style:table-column-properties style:column-width="5.442cm" style:rel-column-width="3035*"/>
    </style:style>
    <style:style style:name="tb_5f_GS24801_5f_003.B" style:display-name="tb_GS24801_003.B" style:family="table-column">
      <style:table-column-properties style:column-width="9.5cm" style:rel-column-width="5298*"/>
    </style:style>
    <style:style style:name="tb_5f_GS24801_5f_003.1" style:display-name="tb_GS24801_003.1" style:family="table-row">
      <style:table-row-properties fo:background-color="transparent" fo:keep-together="auto">
        <style:background-image/>
      </style:table-row-properties>
    </style:style>
    <style:style style:name="tb_5f_GS24801_5f_003.A1" style:display-name="tb_GS2480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3.B1" style:display-name="tb_GS2480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3.A2" style:display-name="tb_GS2480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3.B2" style:display-name="tb_GS2480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6" style:display-name="tb_GS24801_006" style:family="table">
      <style:table-properties style:width="13.284cm" style:rel-width="80%" fo:margin-top="0cm" fo:margin-bottom="0.199cm" table:align="center"/>
    </style:style>
    <style:style style:name="tb_5f_GS24801_5f_006.A" style:display-name="tb_GS24801_006.A" style:family="table-column">
      <style:table-column-properties style:column-width="4.426cm" style:rel-column-width="2509*"/>
    </style:style>
    <style:style style:name="tb_5f_GS24801_5f_006.B" style:display-name="tb_GS24801_006.B" style:family="table-column">
      <style:table-column-properties style:column-width="4.427cm" style:rel-column-width="2510*"/>
    </style:style>
    <style:style style:name="tb_5f_GS24801_5f_006.C" style:display-name="tb_GS24801_006.C" style:family="table-column">
      <style:table-column-properties style:column-width="4.431cm" style:rel-column-width="2512*"/>
    </style:style>
    <style:style style:name="tb_5f_GS24801_5f_006.A1" style:display-name="tb_GS24801_006.A1" style:family="table-cell">
      <style:table-cell-properties style:writing-mode="page"/>
    </style:style>
    <style:style style:name="tb_5f_GS24801_5f_004" style:display-name="tb_GS24801_004" style:family="table">
      <style:table-properties style:width="14.942cm" style:rel-width="90%" fo:margin-top="0cm" fo:margin-bottom="0.21cm" fo:break-before="auto" fo:break-after="auto" table:align="center" style:may-break-between-rows="true" table:border-model="collapsing"/>
    </style:style>
    <style:style style:name="tb_5f_GS24801_5f_004.A" style:display-name="tb_GS24801_004.A" style:family="table-column">
      <style:table-column-properties style:column-width="2.492cm" style:rel-column-width="1615*"/>
    </style:style>
    <style:style style:name="tb_5f_GS24801_5f_004.B" style:display-name="tb_GS24801_004.B" style:family="table-column">
      <style:table-column-properties style:column-width="12.45cm" style:rel-column-width="8065*"/>
    </style:style>
    <style:style style:name="tb_5f_GS24801_5f_004.1" style:display-name="tb_GS24801_004.1" style:family="table-row">
      <style:table-row-properties fo:background-color="#dddddd" fo:keep-together="auto">
        <style:background-image/>
      </style:table-row-properties>
    </style:style>
    <style:style style:name="tb_5f_GS24801_5f_004.A1" style:display-name="tb_GS2480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4.B1" style:display-name="tb_GS2480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4.A2" style:display-name="tb_GS2480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4.B2" style:display-name="tb_GS2480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5" style:display-name="tb_GS24801_005" style:family="table">
      <style:table-properties style:width="14.942cm" style:rel-width="90%" fo:margin-top="0cm" fo:margin-bottom="0.21cm" fo:break-before="auto" fo:break-after="auto" table:align="center" style:may-break-between-rows="true" table:border-model="collapsing"/>
    </style:style>
    <style:style style:name="tb_5f_GS24801_5f_005.A" style:display-name="tb_GS24801_005.A" style:family="table-column">
      <style:table-column-properties style:column-width="5.316cm" style:rel-column-width="3032*"/>
    </style:style>
    <style:style style:name="tb_5f_GS24801_5f_005.B" style:display-name="tb_GS24801_005.B" style:family="table-column">
      <style:table-column-properties style:column-width="1.942cm" style:rel-column-width="1108*"/>
    </style:style>
    <style:style style:name="tb_5f_GS24801_5f_005.C" style:display-name="tb_GS24801_005.C" style:family="table-column">
      <style:table-column-properties style:column-width="1.898cm" style:rel-column-width="1082*"/>
    </style:style>
    <style:style style:name="tb_5f_GS24801_5f_005.D" style:display-name="tb_GS24801_005.D" style:family="table-column">
      <style:table-column-properties style:column-width="1.919cm" style:rel-column-width="1095*"/>
    </style:style>
    <style:style style:name="tb_5f_GS24801_5f_005.E" style:display-name="tb_GS24801_005.E" style:family="table-column">
      <style:table-column-properties style:column-width="1.921cm" style:rel-column-width="1096*"/>
    </style:style>
    <style:style style:name="tb_5f_GS24801_5f_005.F" style:display-name="tb_GS24801_005.F" style:family="table-column">
      <style:table-column-properties style:column-width="1.944cm" style:rel-column-width="1109*"/>
    </style:style>
    <style:style style:name="tb_5f_GS24801_5f_005.1" style:display-name="tb_GS24801_005.1" style:family="table-row">
      <style:table-row-properties fo:keep-together="auto"/>
    </style:style>
    <style:style style:name="tb_5f_GS24801_5f_005.A1" style:display-name="tb_GS2480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5.C1" style:display-name="tb_GS24801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5.2" style:display-name="tb_GS24801_005.2" style:family="table-row">
      <style:table-row-properties fo:keep-together="always"/>
    </style:style>
    <style:style style:name="tb_5f_GS24801_5f_005.A2" style:display-name="tb_GS2480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5.C2" style:display-name="tb_GS24801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Figure">
      <style:text-properties officeooo:paragraph-rsid="01fae3b5"/>
    </style:style>
    <style:style style:name="P6" style:family="paragraph" style:parent-style-name="Legend_20_Numbered" style:list-style-name="Numbering_20_1">
      <style:text-properties officeooo:paragraph-rsid="01fe0a2b"/>
    </style:style>
    <style:style style:name="P7" style:family="paragraph" style:parent-style-name="Legend_20_Numbered" style:list-style-name="Numbering_20_1">
      <style:text-properties officeooo:rsid="0140542f" officeooo:paragraph-rsid="01fe0a2b"/>
    </style:style>
    <style:style style:name="P8" style:family="paragraph" style:parent-style-name="Body_20_Text_2c__20_Note">
      <style:text-properties officeooo:paragraph-rsid="01f8f262"/>
    </style:style>
    <style:style style:name="T1" style:family="text">
      <style:text-properties officeooo:rsid="0203d599"/>
    </style:style>
    <style:style style:name="T2" style:family="text">
      <style:text-properties officeooo:rsid="01fbc44d"/>
    </style:style>
    <style:style style:name="T3" style:family="text">
      <style:text-properties officeooo:rsid="01f8f262"/>
    </style:style>
    <style:style style:name="T4" style:family="text">
      <style:text-properties officeooo:rsid="01fdebe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span text:style-name="T1">Chapter 1</text:span>, <text:line-break/>LibreOffice Basics</text:p>
        <text:p text:style-name="Subtitle"/>
      </text:section>
      <text:section text:style-name="Sect1" text:name="SEC_DISPLAYAREA">
        <text:h text:style-name="Heading_20_1_20_First" text:outline-level="1"><text:bookmark-start text:name="__RefHeading___Toc1331_4256543436"/>Getting Started<text:bookmark-end text:name="__RefHeading___Toc1331_4256543436"/></text:h>
        <text:h text:style-name="Heading_20_2" text:outline-level="2"><text:bookmark-start text:name="__RefHeading___Toc24866_1642907384"/>Installation<text:bookmark-end text:name="__RefHeading___Toc24866_1642907384"/></text:h>
        <text:p text:style-name="Body_20_Text_2c__20_List_20_Intro">The process for installing LibreOffice varies by operating system. Table shows the effect of installation on each supported operating system.</text:p>
        <text:p text:style-name="Table">Table <text:sequence text:ref-name="refTable0" text:name="Table" text:formula="ooow:Table+1" style:num-format="1">1</text:sequence>: Results after installation in sup<text:span text:style-name="T2">p</text:span>orted systems</text:p>
        <table:table table:name="tb_GS24801_001" table:style-name="tb_5f_GS24801_5f_001" table:template-name="LO User Guides">
          <table:table-column table:style-name="tb_5f_GS24801_5f_001.A"/>
          <table:table-column table:style-name="tb_5f_GS24801_5f_001.B"/>
          <table:table-header-rows>
            <table:table-row table:style-name="tb_5f_GS24801_5f_001.1">
              <table:table-cell table:style-name="tb_5f_GS24801_5f_001.A1" office:value-type="string">
                <text:p text:style-name="P3">Operating System</text:p>
              </table:table-cell>
              <table:table-cell table:style-name="tb_5f_GS24801_5f_001.B1" office:value-type="string">
                <text:p text:style-name="P3">Installation Effect</text:p>
              </table:table-cell>
            </table:table-row>
          </table:table-header-rows>
          <table:table-row>
            <table:table-cell table:style-name="tb_5f_GS24801_5f_001.A2" office:value-type="string">
              <text:p text:style-name="P4">‍Windows</text:p>
            </table:table-cell>
            <table:table-cell table:style-name="tb_5f_GS24801_5f_001.B2" office:value-type="string">
              <text:p text:style-name="P4">A desktop icon is created</text:p>
            </table:table-cell>
          </table:table-row>
          <table:table-row>
            <table:table-cell table:style-name="tb_5f_GS24801_5f_001.A2" office:value-type="string">
              <text:p text:style-name="P4">‍Linux</text:p>
            </table:table-cell>
            <table:table-cell table:style-name="tb_5f_GS24801_5f_001.B2" office:value-type="string">
              <text:p text:style-name="P4">Entries for LibreOffice and each of the LibreOffice modules appear in Applications.</text:p>
            </table:table-cell>
          </table:table-row>
          <table:table-row>
            <table:table-cell table:style-name="tb_5f_GS24801_5f_001.A2" office:value-type="string">
              <text:p text:style-name="P4">‍macOS</text:p>
            </table:table-cell>
            <table:table-cell table:style-name="tb_5f_GS24801_5f_001.B2" office:value-type="string">
              <text:p text:style-name="P4">An entry for LibreOffice is added to Applications.</text:p>
            </table:table-cell>
          </table:table-row>
        </table:table>
        <text:h text:style-name="Heading_20_2" text:outline-level="2"><text:bookmark-start text:name="__RefHeading___Toc24868_1642907384"/>Start-Up<text:bookmark-end text:name="__RefHeading___Toc24868_1642907384"/></text:h>
        <text:p text:style-name="Body_20_Text_2c__20_List_20_Intro">Using the desktop icon or clicking on <text:span text:style-name="Strong_20_Emphasis">LibreOffice</text:span> in your Applications folder launches the LibreOffice Start Center where recent files are shown along with the available modules.</text:p>
        <text:p text:style-name="Figure"><draw:frame draw:style-name="fr2" draw:name="Frame1" text:anchor-type="as-char" svg:width="13.18cm" draw:z-index="13"><draw:text-box fo:min-height="12.051cm"><text:p text:style-name="P5"><draw:frame draw:style-name="fr3" draw:name="img_GS24801-001" text:anchor-type="as-char" svg:width="13.18cm" style:rel-width="100%" svg:height="12.051cm" style:rel-height="scale" draw:z-index="14"><draw:image xlink:href="Pictures/100000010000033E000002F7CE846E9E.png" xlink:type="simple" xlink:show="embed" xlink:actuate="onLoad" draw:mime-type="image/png"/><svg:title>LibreOffice Start Center</svg:title><svg:desc>LibreOffice Start Center</svg:desc></draw:frame></text:p><text:p text:style-name="P5">Figure <text:sequence text:ref-name="refFigure0" text:name="Figure" text:formula="ooow:Figure+1" style:num-format="1">1</text:sequence>: LibreOffice Start Center</text:p></draw:text-box></draw:frame></text:p>
        <text:p text:style-name="Text_20_body">To reduce the number of files displayed in the Start Center, select a LibreOffice module from the <text:span text:style-name="Strong_20_Emphasis">Filter</text:span> drop-down list. Only files that can be opened by the selected LibreOffice module are displayed in the Start Center.</text:p>
        <text:list text:style-name="Heading_20_Tip">
          <text:list-item>
            <text:p text:style-name="Heading_20_Tip"><text:soft-page-break/>TIP</text:p>
          </text:list-item>
        </text:list>
        <text:p text:style-name="Body_20_Text_2c__20_Note">To pin a document in the Start Center so it can be always visible, hover over the corresponding document and click on the pin icon in the top left corner. The selected document will then be shown in a separate line at the beginning of the list, along with other pinned documents.</text:p>
        <text:h text:style-name="Heading_20_2" text:outline-level="2"><text:bookmark-start text:name="__RefHeading___Toc24868_1642907384 Copy 1"/>Module Use<text:bookmark-end text:name="__RefHeading___Toc24868_1642907384 Copy 1"/></text:h>
        <text:p text:style-name="Body_20_Text_2c__20_List_20_Intro">LibreOffice modules can be opened by:</text:p>
        <text:list xml:id="list3905517104" text:style-name="List_20_1">
          <text:list-item>
            <text:p text:style-name="List_20_1">Clicking on the name of a LibreOffice module.</text:p>
          </text:list-item>
          <text:list-item>
            <text:p text:style-name="List_20_1">Clicking on a file that is displayed in the Start Center, which will activate the module associated with that file.</text:p>
          </text:list-item>
          <text:list-item>
            <text:p text:style-name="List_20_1">Selecting <text:span text:style-name="Strong_20_Emphasis">Templates</text:span> in the Start Center and choosing a template for a new file, which will open the LibreOffice module associated with that template.</text:p>
          </text:list-item>
          <text:list-item>
            <text:p text:style-name="List_20_1">Selecting <text:span text:style-name="Strong_20_Emphasis">Open File</text:span>, which will allow you to navigate to the chosen file’s location, select it, then click on the <text:span text:style-name="Strong_20_Emphasis">Open button</text:span> to open the file and the applicable LibreOffice module.</text:p>
          </text:list-item>
          <text:list-item>
            <text:p text:style-name="List_20_1">Selecting <text:span text:style-name="Strong_20_Emphasis">Remote File</text:span>, which will open the Remote Files file browser. Here, you can navigate to the file location, select it, then click on the <text:span text:style-name="Strong_20_Emphasis">Open button</text:span> to launch the applicable LibreOffice module.</text:p>
          </text:list-item>
        </text:list>
        <text:list xml:id="list553207898" text:style-name="Heading_20_Note">
          <text:list-item>
            <text:p text:style-name="Heading_20_Note">Note</text:p>
          </text:list-item>
        </text:list>
        <text:p text:style-name="Body_20_Text_2c__20_Note">A LibreOffice module will become active if you double-click the filename of an ODF document in a folder, or file browser. The document opens in the appropriate LibreOffice module. For more information on opening files, see “<text:bookmark-ref text:reference-format="text" text:ref-name="__RefHeading__35663913">Opening existing documents</text:bookmark-ref>” on page <text:bookmark-ref text:reference-format="page" text:ref-name="__RefHeading__35663913">11</text:bookmark-ref>.</text:p>
        <text:h text:style-name="Heading_20_2" text:outline-level="2"><text:bookmark-start text:name="__RefHeading__22095_6973378761"/>Closing LibreOffice<text:bookmark-end text:name="__RefHeading__22095_6973378761"/></text:h>
        <text:p text:style-name="Text_20_body">There are multiple methods for closing LibreOffice:</text:p>
        <text:h text:style-name="Heading_20_3" text:outline-level="3"><text:bookmark-start text:name="__RefHeading___Toc27438_3759890556"/>Windows and Linux<text:bookmark-end text:name="__RefHeading___Toc27438_3759890556"/></text:h>
        <text:list xml:id="list122740290708951" text:continue-list="list3905517104" text:style-name="List_20_1">
          <text:list-item>
            <text:p text:style-name="List_20_1">Go to <text:span text:style-name="Strong_20_Emphasis">File &gt; Exit LibreOffice</text:span> on the Menu bar.</text:p>
          </text:list-item>
          <text:list-item>
            <text:p text:style-name="List_20_1">Use the keyboard shortcut <text:span text:style-name="Keystroke">Ctrl+Q</text:span>.</text:p>
          </text:list-item>
          <text:list-item>
            <text:p text:style-name="List_20_1">If only one LibreOffice document is open, click on the X on the right of the title bar to close the entire application.</text:p>
          </text:list-item>
        </text:list>
        <text:h text:style-name="Heading_20_3" text:outline-level="3"><text:bookmark-start text:name="__RefHeading___Toc27440_3759890556"/>macOS<text:bookmark-end text:name="__RefHeading___Toc27440_3759890556"/></text:h>
        <text:list xml:id="list122741360807238" text:continue-numbering="true" text:style-name="List_20_1">
          <text:list-item>
            <text:p text:style-name="List_20_1">Go to <text:span text:style-name="Strong_20_Emphasis">LibreOffice &gt; Quit LibreOffice</text:span> on the Menu bar.</text:p>
          </text:list-item>
          <text:list-item>
            <text:p text:style-name="List_20_1">Use the keyboard shortcut ⌘+<text:span text:style-name="Keystroke">Q</text:span></text:p>
          </text:list-item>
        </text:list>
        <text:list xml:id="list122741520644626" text:continue-list="list553207898" text:style-name="Heading_20_Note">
          <text:list-item>
            <text:p text:style-name="Heading_20_Note">Note</text:p>
          </text:list-item>
        </text:list>
        <text:p text:style-name="Body_20_Text_2c__20_Note">If any documents have not been saved since the last change, a warning message is displayed. Select whether to save or discard the changes.</text:p>
        <text:h text:style-name="Heading_20_1" text:outline-level="1"><text:bookmark-start text:name="__RefHeading___Toc8672_904480374"/><text:soft-page-break/>Main LibreOffice window<text:bookmark-end text:name="__RefHeading___Toc8672_904480374"/></text:h>
        <text:p text:style-name="Text_20_body">Each LibreOffice module’s user interface is based on the main LibreOffice window. Each module has various details depending on the module’s functions. </text:p>
        <text:p text:style-name="Text_20_body">Every module has the Title bar, Menu bar, and Standard toolbar at the top of the window and the Status bar at the bottom of the window, while the tools and information vary between each LibreOffice module.</text:p>
        <text:list xml:id="list122741420863933" text:continue-numbering="true" text:style-name="Heading_20_Note">
          <text:list-item>
            <text:p text:style-name="Heading_20_Note">Note</text:p>
          </text:list-item>
        </text:list>
        <text:p text:style-name="Body_20_Text_2c__20_Note">By default, LibreOffice commands are grouped in the Standard Toolbar user interface. Other user interface variants are available. Go to <text:span text:style-name="Strong_20_Emphasis">View &gt; User Interface</text:span> on the Menu bar to change the user interface. For more information, see Chapter 13, Customizing LibreOffice.</text:p>
        <text:h text:style-name="Heading_20_2" text:outline-level="2"><text:bookmark-start text:name="__RefHeading___Toc13706_3975825831"/>Title bar<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2"><text:bookmark-start text:name="__RefHeading__4828_1132080204"/>Menu bar<text:bookmark-end text:name="__RefHeading__4828_1132080204"/></text:h>
        <text:p text:style-name="Body_20_Text_2c__20_List_20_Intro">The Menu bar is located above the Standard toolbar in Windows and Linux operating systems and at the top of the desktop in macOS. When selecting one of the menus in the Menu bar, a specific submenu will appear. They feature commands that can do one of these commands:</text:p>
        <text:list xml:id="list122740593544871" text:continue-list="list122741360807238" text:style-name="List_20_1">
          <text:list-item>
            <text:p text:style-name="List_20_1">Directly cause an action, for example <text:span text:style-name="Strong_20_Emphasis">File &gt; Close</text:span> or <text:span text:style-name="Strong_20_Emphasis">Save.</text:span></text:p>
          </text:list-item>
          <text:list-item>
            <text:p text:style-name="List_20_1">Open a dialog. Any command that opens a dialog has three dots following that command, for example: the command <text:span text:style-name="Strong_20_Emphasis">Edit &gt; Find and Replace…</text:span> on the Menu bar will open a dialog.</text:p>
          </text:list-item>
          <text:list-item>
            <text:p text:style-name="List_20_1">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text:span>.</text:p>
          </text:list-item>
          <text:list-item>
            <text:p text:style-name="List_20_1">Contains keyboard shortcuts for some commands.</text:p>
          </text:list-item>
          <text:list-item>
            <text:p text:style-name="List_20_1">May contain the icon for the command.</text:p>
          </text:list-item>
          <text:list-item>
            <text:p text:style-name="List_20_1">May contain a selection box or radio button box indicating a selection.</text:p>
          </text:list-item>
        </text:list>
        <text:p text:style-name="Body_20_Text_2c__20_List_20_Intro">For example, the default Menu bar for the LibreOffice Writer module includes the controls described <text:span text:style-name="T3">in Table </text:span><text:span text:style-name="T3"><text:sequence-ref text:reference-format="value" text:ref-name="refTable1">2</text:sequence-ref></text:span>.</text:p>
        <text:p text:style-name="Table">Table <text:sequence text:ref-name="refTable1" text:name="Table" text:formula="ooow:Table+1" style:num-format="1">2</text:sequence>: Menu bar <text:span text:style-name="T2">entries</text:span></text:p>
        <table:table table:name="tb_GS24801_002" table:style-name="tb_5f_GS24801_5f_002" table:template-name="LO User Guides">
          <table:table-column table:style-name="tb_5f_GS24801_5f_002.A"/>
          <table:table-column table:style-name="tb_5f_GS24801_5f_002.B"/>
          <table:table-header-rows>
            <table:table-row table:style-name="tb_5f_GS24801_5f_002.1">
              <table:table-cell table:style-name="tb_5f_GS24801_5f_002.A1" office:value-type="string">
                <text:p text:style-name="P3">Control</text:p>
              </table:table-cell>
              <table:table-cell table:style-name="tb_5f_GS24801_5f_002.B1" office:value-type="string">
                <text:p text:style-name="P3">Description</text:p>
              </table:table-cell>
            </table:table-row>
          </table:table-header-rows>
          <table:table-row>
            <table:table-cell table:style-name="tb_5f_GS24801_5f_002.A2" office:value-type="string">
              <text:p text:style-name="P4">File</text:p>
            </table:table-cell>
            <table:table-cell table:style-name="tb_5f_GS24801_5f_002.B2" office:value-type="string">
              <text:p text:style-name="P4">Lists commands that apply to the entire document, for example <text:span text:style-name="Strong_20_Emphasis">Open</text:span>, <text:span text:style-name="Strong_20_Emphasis">Save</text:span>, and <text:span text:style-name="Strong_20_Emphasis">Print</text:span>.</text:p>
            </table:table-cell>
          </table:table-row>
          <table:table-row>
            <table:table-cell table:style-name="tb_5f_GS24801_5f_002.A2" office:value-type="string">
              <text:p text:style-name="P4">‍Edit</text:p>
            </table:table-cell>
            <table:table-cell table:style-name="tb_5f_GS24801_5f_002.B2" office:value-type="string">
              <text:p text:style-name="P4">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able:table-cell>
          </table:table-row>
          <table:table-row>
            <table:table-cell table:style-name="tb_5f_GS24801_5f_002.A2" office:value-type="string">
              <text:p text:style-name="P4">‍View</text:p>
            </table:table-cell>
            <table:table-cell table:style-name="tb_5f_GS24801_5f_002.B2" office:value-type="string">
              <text:p text:style-name="P4">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able:table-cell>
          </table:table-row>
          <table:table-row>
            <table:table-cell table:style-name="tb_5f_GS24801_5f_002.A2" office:value-type="string">
              <text:p text:style-name="P4">‍Insert</text:p>
            </table:table-cell>
            <table:table-cell table:style-name="tb_5f_GS24801_5f_002.B2" office:value-type="string">
              <text:p text:style-name="P4">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able:table-cell>
          </table:table-row>
          <table:table-row>
            <table:table-cell table:style-name="tb_5f_GS24801_5f_002.A2" office:value-type="string">
              <text:p text:style-name="P4">‍Format</text:p>
            </table:table-cell>
            <table:table-cell table:style-name="tb_5f_GS24801_5f_002.B2" office:value-type="string">
              <text:p text:style-name="P4">Lists commands that are used to format a document’s layout.</text:p>
            </table:table-cell>
          </table:table-row>
          <text:soft-page-break/>
          <table:table-row>
            <table:table-cell table:style-name="tb_5f_GS24801_5f_002.A2" office:value-type="string">
              <text:p text:style-name="P4">‍Styles</text:p>
            </table:table-cell>
            <table:table-cell table:style-name="tb_5f_GS24801_5f_002.B2" office:value-type="string">
              <text:p text:style-name="P4">Has commands that handle type styles. It includes commands that apply common styles and manage styles as well as commands for editing, loading, and creating styles.</text:p>
            </table:table-cell>
          </table:table-row>
          <table:table-row>
            <table:table-cell table:style-name="tb_5f_GS24801_5f_002.A2" office:value-type="string">
              <text:p text:style-name="P4">‍Table</text:p>
            </table:table-cell>
            <table:table-cell table:style-name="tb_5f_GS24801_5f_002.B2" office:value-type="string">
              <text:p text:style-name="P4">Lists commands that allow you to insert and edit tables with text.</text:p>
            </table:table-cell>
          </table:table-row>
          <table:table-row>
            <table:table-cell table:style-name="tb_5f_GS24801_5f_002.A2" office:value-type="string">
              <text:p text:style-name="P4">‍Form</text:p>
            </table:table-cell>
            <table:table-cell table:style-name="tb_5f_GS24801_5f_002.B2" office:value-type="string">
              <text:p text:style-name="P4">Has commands that create fill-in forms.</text:p>
            </table:table-cell>
          </table:table-row>
          <table:table-row>
            <table:table-cell table:style-name="tb_5f_GS24801_5f_002.A2" office:value-type="string">
              <text:p text:style-name="P4">‍Tools</text:p>
            </table:table-cell>
            <table:table-cell table:style-name="tb_5f_GS24801_5f_002.B2" office:value-type="string">
              <text:p text:style-name="P4">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able:table-cell>
          </table:table-row>
          <table:table-row>
            <table:table-cell table:style-name="tb_5f_GS24801_5f_002.A2" office:value-type="string">
              <text:p text:style-name="P4">‍Window</text:p>
            </table:table-cell>
            <table:table-cell table:style-name="tb_5f_GS24801_5f_002.B2" office:value-type="string">
              <text:p text:style-name="P4">Has commands that affect the display window.</text:p>
            </table:table-cell>
          </table:table-row>
          <table:table-row table:style-name="tb_5f_GS24801_5f_002.12">
            <table:table-cell table:style-name="tb_5f_GS24801_5f_002.A2" office:value-type="string">
              <text:p text:style-name="P4">‍Help</text:p>
            </table:table-cell>
            <table:table-cell table:style-name="tb_5f_GS24801_5f_002.B2" office:value-type="string">
              <text:p text:style-name="P4">Links to the LibreOffice Help, What’s This?, and information about LibreOffice.</text:p>
            </table:table-cell>
          </table:table-row>
        </table:table>
        <text:list xml:id="list122739708975371" text:continue-list="list122741420863933" text:style-name="Heading_20_Note">
          <text:list-item>
            <text:p text:style-name="Heading_20_Note">Note</text:p>
          </text:list-item>
        </text:list>
        <text:p text:style-name="Body_20_Text_2c__20_Note">Table <text:sequence-ref text:reference-format="value" text:ref-name="refTable1">2</text:sequence-ref><text:s/>shows the default Menu bar controls for the Writer module. The default controls for other modules may vary.</text:p>
        <text:h text:style-name="Heading_20_2" text:outline-level="2"><text:bookmark-start text:name="__RefHeading___Toc10654_1105388096"/>Toolbars<text:bookmark-end text:name="__RefHeading___Toc10654_110538809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122741137327224" text:continue-numbering="true" text:style-name="Heading_20_Note">
          <text:list-item>
            <text:p text:style-name="Heading_20_Note">Note</text:p>
          </text:list-item>
        </text:list>
        <text:p text:style-name="Body_20_Text_2c__20_Note">When it is necessary to reduce the number of toolbars displayed and provide more space for a document, the user interface can be changed to a single-toolbar as an alternative to the default double-toolbar user interface. </text:p>
        <text:p text:style-name="Body_20_Text_2c_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For more information, see Chapter 13, Customizing LibreOffice.</text:p>
        <text:h text:style-name="Heading_20_3" text:outline-level="3"><text:bookmark-start text:name="__RefHeading__22063_697337876"/>Displaying or closing toolbars<text:bookmark-end text:name="__RefHeading__22063_697337876"/></text:h>
        <text:p text:style-name="Text_20_body">To display a toolbar, go to <text:span text:style-name="Strong_20_Emphasis">View &gt; Toolbars</text:span> on the Menu bar, and select the name of a toolbar from the submenu. All active toolbars have a check-mark next to their name.</text:p>
        <text:p text:style-name="Body_20_Text_2c__20_List_20_Intro">To close a toolbar, you can either:</text:p>
        <text:list xml:id="list122741159813194" text:continue-list="list122740593544871" text:style-name="List_20_1">
          <text:list-item>
            <text:p text:style-name="List_20_1">Go to <text:span text:style-name="Strong_20_Emphasis">View &gt; Toolbars</text:span> on the Menu bar and deselect the toolbar, or</text:p>
          </text:list-item>
          <text:list-item>
            <text:p text:style-name="List_20_1">Right-click in an empty space between the icons on a toolbar and select <text:span text:style-name="Strong_20_Emphasis">Close Toolbar</text:span> from the context menu.</text:p>
          </text:list-item>
        </text:list>
        <text:list xml:id="list122740937959085" text:continue-list="list122741137327224" text:style-name="Heading_20_Note">
          <text:list-item>
            <text:p text:style-name="Heading_20_Note"><text:soft-page-break/>Note</text:p>
          </text:list-item>
        </text:list>
        <text:p text:style-name="Body_20_Text_2c__20_Note">The View menu does not include floating toolbars that were created from tool palettes, but they are displayed in the LibreOffice window.</text:p>
        <text:h text:style-name="Heading_20_3" text:outline-level="3"><text:bookmark-start text:name="__RefHeading__1972_1098315447"/>Submenus and tool palettes<text:bookmark-end text:name="__RefHeading__1972_1098315447"/></text:h>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4" draw:name="fram_GS24801-000" text:anchor-type="as-char" draw:z-index="1"><draw:text-box fo:min-height="0.041cm" fo:min-width="0.041cm"><text:p text:style-name="Figure"><draw:frame draw:style-name="fr5" draw:name="img_GS24801-002" text:anchor-type="as-char" svg:width="8.52cm" svg:height="4.29cm" draw:z-index="2"><draw:image xlink:href="Pictures/1000000100000142000000A279C026E9.png" xlink:type="simple" xlink:show="embed" xlink:actuate="onLoad" draw:mime-type="image/png"/><svg:title>Example of creating floating sub-toolbar from a tool palette</svg:title><svg:desc>Example of creating floating sub-toolbar from a tool palette</svg:desc></draw:frame></text:p><text:p text:style-name="Figure">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2208716467" text:style-name="Numbering_20_1">
          <text:list-item text:start-value="1">
            <text:p text:style-name="Numbering_20_1">Click on <text:span text:style-name="Strong_20_Emphasis">Basic Shapes</text:span> on the Drawing toolbar to open the tool palette.</text:p>
          </text:list-item>
          <text:list-item>
            <text:p text:style-name="Numbering_20_1">Click on the toolbar handle (highlighted in Figure <text:sequence-ref text:reference-format="value" text:ref-name="refFigure1">2</text:sequence-ref>) and drag the tool palette onto the open document.</text:p>
          </text:list-item>
          <text:list-item>
            <text:p text:style-name="Numbering_20_1">Release the toolbar handle and the tool palette becomes a floating toolbar.</text:p>
          </text:list-item>
        </text:list>
        <text:list xml:id="list122740952958764" text:continue-list="list122740937959085" text:style-name="Heading_20_Note">
          <text:list-item>
            <text:p text:style-name="Heading_20_Note">Note</text:p>
          </text:list-item>
        </text:list>
        <text:p text:style-name="Body_20_Text_2c_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h text:style-name="Heading_20_3" text:outline-level="3"><text:bookmark-start text:name="__RefHeading___Toc7712_1904214264"/>Locking and unlocking toolbars<text:bookmark-end text:name="__RefHeading___Toc7712_1904214264"/></text:h>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h text:style-name="Heading_20_3" text:outline-level="3"><text:bookmark-start text:name="__RefHeading___Toc4164_904480374"/><text:soft-page-break/>Moving, docking and floating toolbars<text:bookmark-end text:name="__RefHeading___Toc4164_904480374"/></text:h>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draw:frame draw:style-name="fr4" draw:name="fram_GS24801-001" text:anchor-type="as-char" draw:z-index="3"><draw:text-box fo:min-height="0.041cm" fo:min-width="0.041cm"><text:p text:style-name="Figure"><draw:frame draw:style-name="fr5" draw:name="img_GS24801-003" text:anchor-type="as-char" svg:width="6.849cm" svg:height="2.33cm" draw:z-index="4"><draw:image xlink:href="Pictures/1000000100000103000000584AAF34D9.png" xlink:type="simple" xlink:show="embed" xlink:actuate="onLoad" draw:mime-type="image/png"/><svg:title>Example of toolbar handles</svg:title><svg:desc>Example of toolbar handles</svg:desc></draw:frame></text:p><text:p text:style-name="Figure">Figure <text:sequence text:ref-name="refFigure2" text:name="Figure" text:formula="ooow:Figure+1" style:num-format="1">3</text:sequence>: Example of toolbar handles</text:p></draw:text-box><svg:desc>Example of toolbar handles</svg:desc></draw:frame></text:p>
        <text:list xml:id="list122739972331841" text:continue-list="list2208716467" text:style-name="Numbering_20_1">
          <text:list-item text:start-value="1">
            <text:p text:style-name="Numbering_20_1">Move the cursor over the toolbar handle (the small vertical bar of dots to the left of a docked toolbar). The cursor will change shape to the moving shape used by the computer system.</text:p>
          </text:list-item>
          <text:list-item>
            <text:p text:style-name="Numbering_20_1">Click on the toolbar handle and drag the toolbar to a new docked position, or create a floating toolbar, then release the toolbar. When the toolbar becomes a floating toolbar, the toolbar handle disappears.</text:p>
          </text:list-item>
        </text:list>
        <text:p text:style-name="Body_20_Text_2c__20_List_20_Intro">To move a floating toolbar, use one of the following methods:</text:p>
        <text:list xml:id="list122740137064285" text:continue-list="list122741159813194" text:style-name="List_20_1">
          <text:list-item>
            <text:p text:style-name="List_20_1">Click in the toolbar title bar and drag the toolbar to a new floating position in the main window, then drop the toolbar.</text:p>
          </text:list-item>
          <text:list-item>
            <text:p text:style-name="List_20_1">Select the toolbar title bar and drag the toolbar into a location in which it can be docked. You can dock a toolbar at the top, the left side, and the bottom of the main window.</text:p>
          </text:list-item>
          <text:list-item>
            <text:p text:style-name="List_20_1">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122740737338942" text:continue-list="list122740952958764" text:style-name="Heading_20_Note">
          <text:list-item>
            <text:p text:style-name="Heading_20_Note">Note</text:p>
          </text:list-item>
        </text:list>
        <text:p text:style-name="Body_20_Text_2c__20_Note">When you are moving a toolbar into a docked location, LibreOffice will indicate that the toolbar is in a docked position when you see a hashed border around the toolbar. Once the hashed border appears, release the toolbar and the toolbar is docked.</text:p>
        <text:h text:style-name="Heading_20_3" text:outline-level="3"><text:bookmark-start text:name="__RefHeading__2442_651442457"/>Context sensitive toolbars<text:bookmark-end text:name="__RefHeading__2442_651442457"/></text:h>
        <text:p text:style-name="Body_20_Text_2c__20_List_20_Intro">Some toolbars in LibreOffice are context sensitive and only open when an object is selected, or the cursor has been positioned in text. For example:</text:p>
        <text:list xml:id="list122741112856735" text:continue-list="list122740137064285" text:style-name="List_20_1">
          <text:list-item>
            <text:p text:style-name="List_20_1">The cursor is positioned in a table and the Table toolbar opens.</text:p>
          </text:list-item>
          <text:list-item>
            <text:p text:style-name="List_20_1">The cursor is positioned in an ordered or unordered list, and the Bullets and Numbering toolbar opens.</text:p>
          </text:list-item>
          <text:list-item>
            <text:p text:style-name="List_20_1">An image is selected and the Image toolbar opens.</text:p>
          </text:list-item>
        </text:list>
        <text:h text:style-name="Heading_20_3" text:outline-level="3"><text:bookmark-start text:name="__RefHeading__2242_1986025576"/>Customizing toolbars<text:bookmark-end text:name="__RefHeading__2242_1986025576"/></text:h>
        <text:p text:style-name="Body_20_Text_2c__20_List_20_Intro">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122739800726045" text:continue-numbering="true" text:style-name="List_20_1">
          <text:list-item>
            <text:p text:style-name="List_20_1">To open the Customize dialog an add more tools to the toolbar, select <text:span text:style-name="Strong_20_Emphasis">Customize Toolbar</text:span>. If you need more information on customization, see Chapter 13, Customizing LibreOffice.</text:p>
          </text:list-item>
          <text:list-item>
            <text:p text:style-name="List_20_1"><text:soft-page-break/>To dock the selected floating toolbar in its default position, select <text:span text:style-name="Strong_20_Emphasis">Dock Toolbar</text:span>. The toolbar can be moved to a different docked position<text:span text:style-name="Strong_20_Emphasis">.</text:span></text:p>
          </text:list-item>
          <text:list-item>
            <text:p text:style-name="List_20_1">To dock all floating toolbars in their default positions, select <text:span text:style-name="Strong_20_Emphasis">Dock All Toolbars</text:span>. The toolbars can be moved to different docked positions.</text:p>
          </text:list-item>
          <text:list-item>
            <text:p text:style-name="List_20_1">To lock a docked toolbar into its docked position, select <text:span text:style-name="Strong_20_Emphasis">Lock Toolbar Position</text:span>.</text:p>
          </text:list-item>
          <text:list-item>
            <text:p text:style-name="List_20_1">To close the selected toolbar, click on the X on the right of the toolbar title bar or select <text:span text:style-name="Strong_20_Emphasis">Close Toolbar</text:span>.</text:p>
          </text:list-item>
          <text:list-item>
            <text:p text:style-name="List_20_1">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2"><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2"><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Body_20_Text_2c__20_List_20_Intro">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2">3</text:sequence-ref>.</text:p>
        <text:p text:style-name="Table">Table <text:sequence text:ref-name="refTable2" text:name="Table" text:formula="ooow:Table+1" style:num-format="1">3</text:sequence>: Examples of information</text:p>
        <table:table table:name="tb_GS24801_003" table:style-name="tb_5f_GS24801_5f_003" table:template-name="LO User Guides">
          <table:table-column table:style-name="tb_5f_GS24801_5f_003.A"/>
          <table:table-column table:style-name="tb_5f_GS24801_5f_003.B"/>
          <table:table-header-rows>
            <table:table-row table:style-name="tb_5f_GS24801_5f_003.1">
              <table:table-cell table:style-name="tb_5f_GS24801_5f_003.A1" office:value-type="string">
                <text:p text:style-name="P3">Example selection</text:p>
              </table:table-cell>
              <table:table-cell table:style-name="tb_5f_GS24801_5f_003.B1" office:value-type="string">
                <text:p text:style-name="P3">Examples of information shown</text:p>
              </table:table-cell>
            </table:table-row>
          </table:table-header-rows>
          <table:table-row table:style-name="tb_5f_GS24801_5f_003.1">
            <table:table-cell table:style-name="tb_5f_GS24801_5f_003.A2" office:value-type="string">
              <text:p text:style-name="P4">Text area</text:p>
            </table:table-cell>
            <table:table-cell table:style-name="tb_5f_GS24801_5f_003.B2" office:value-type="string">
              <text:p text:style-name="P4">Text Edit: Paragraph x, Row y, Column z</text:p>
            </table:table-cell>
          </table:table-row>
          <table:table-row table:style-name="tb_5f_GS24801_5f_003.1">
            <table:table-cell table:style-name="tb_5f_GS24801_5f_003.A2" office:value-type="string">
              <text:p text:style-name="P4">Charts, spreadsheets</text:p>
            </table:table-cell>
            <table:table-cell table:style-name="tb_5f_GS24801_5f_003.B2" office:value-type="string">
              <text:p text:style-name="P4">Embedded object (OLE) “ObjectName” selected</text:p>
            </table:table-cell>
          </table:table-row>
        </table:table>
        <text:p text:style-name="Figure"><text:soft-page-break/><draw:frame draw:style-name="fr4" draw:name="fram_GS24801-002" text:anchor-type="as-char" draw:z-index="5"><draw:text-box fo:min-height="0.041cm" fo:min-width="0.041cm"><text:p text:style-name="Figure"><draw:frame draw:style-name="fr5" draw:name="img_GS24801-004" text:anchor-type="as-char" svg:width="16.702cm" svg:height="3.877cm" draw:z-index="6"><draw:image xlink:href="Pictures/100000010000033F000000C167DEB1DE.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Figure">Figure <text:sequence text:ref-name="refFigure3" text:name="Figure" text:formula="ooow:Figure+1" style:num-format="1">4</text:sequence>: The Impress Status bar</text:p></draw:text-box><svg:desc>The Impress Status bar
Slide number
Information area
Master slide
Cursor position
Object size
Unsaved changes
Digital signature
Text language
Fit slide
Zoom slide
</svg:desc></draw:frame></text:p>
        <table:table table:name="tb_GS24801_006" table:style-name="tb_5f_GS24801_5f_006">
          <table:table-column table:style-name="tb_5f_GS24801_5f_006.A"/>
          <table:table-column table:style-name="tb_5f_GS24801_5f_006.B"/>
          <table:table-column table:style-name="tb_5f_GS24801_5f_006.C"/>
          <table:table-row>
            <table:table-cell table:style-name="tb_5f_GS24801_5f_006.A1" office:value-type="string">
              <text:list text:continue-list="list122739972331841" text:style-name="Numbering_20_1">
                <text:list-item text:start-value="1">
                  <text:p text:style-name="P6">Slide number</text:p>
                </text:list-item>
                <text:list-item>
                  <text:p text:style-name="P6">Information area</text:p>
                </text:list-item>
                <text:list-item>
                  <text:p text:style-name="P6">Master slide</text:p>
                </text:list-item>
                <text:list-item>
                  <text:p text:style-name="P6">Cursor position</text:p>
                </text:list-item>
              </text:list>
            </table:table-cell>
            <table:table-cell table:style-name="tb_5f_GS24801_5f_006.A1" office:value-type="string">
              <text:list text:continue-numbering="true" text:style-name="Numbering_20_1">
                <text:list-item>
                  <text:p text:style-name="P6">Object size</text:p>
                </text:list-item>
                <text:list-item>
                  <text:p text:style-name="P6">Unsaved changes</text:p>
                </text:list-item>
                <text:list-item>
                  <text:p text:style-name="P6">Digital signature</text:p>
                </text:list-item>
                <text:list-item>
                  <text:p text:style-name="P6">Text language</text:p>
                </text:list-item>
              </text:list>
            </table:table-cell>
            <table:table-cell table:style-name="tb_5f_GS24801_5f_006.A1" office:value-type="string">
              <text:list xml:id="list122740926233205" text:continue-numbering="true" text:style-name="Numbering_20_1">
                <text:list-item>
                  <text:p text:style-name="P6">Fit slide</text:p>
                </text:list-item>
                <text:list-item>
                  <text:p text:style-name="P6">Zoom slide</text:p>
                </text:list-item>
                <text:list-item>
                  <text:p text:style-name="P7">Zoom percentage</text:p>
                </text:list-item>
              </text:list>
            </table:table-cell>
          </table:table-row>
        </table:table>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74210152" text:style-name="List_20_2">
          <text:list-item>
            <text:p text:style-name="List_20_2">When no object is selected, Impress displays the current position (X and Y coordinates) of the cursor.</text:p>
          </text:list-item>
          <text:list-item>
            <text:p text:style-name="List_20_2">When an object is selected and being resized, this area of the Impress Status bar shows the size of the object (width and height).</text:p>
          </text:list-item>
          <text:list-item>
            <text:p text:style-name="List_20_2">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List_20_2">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Zoom slider</text:p>
        <text:p text:style-name="Text_20_body_20_indent">When this slider is moved, the slide displayed in the Impress Workspace will adjusts how the document is viewed (by percentage) in the Workspace.</text:p>
        <text:p text:style-name="Definition_20_Term"><text:soft-page-break/>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2"><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4" draw:name="fram_GS24801-003" text:anchor-type="as-char" draw:z-index="7"><draw:text-box fo:min-height="0.041cm" fo:min-width="0.041cm"><text:p text:style-name="Figure"><draw:frame draw:style-name="fr5" draw:name="img_GS24801-005" text:anchor-type="as-char" svg:width="7.909cm" svg:height="11.659cm" draw:z-index="8"><draw:image xlink:href="Pictures/100000010000015A000001FED1931E21.png" xlink:type="simple" xlink:show="embed" xlink:actuate="onLoad" draw:mime-type="image/png"/><svg:title>Example of Properties deck in Writer Sidebar</svg:title><svg:desc>Example of Properties deck in Writer Sidebar</svg:desc></draw:frame></text:p><text:p text:style-name="Figure">Figure <text:sequence text:ref-name="refFigure4" text:name="Figure" text:formula="ooow:Figure+1" style:num-format="1">5</text:sequence>: Example of Properties deck in Writer Sidebar</text:p></draw:text-box><svg:desc>Example of Properties deck in Writer Sidebar</svg:desc></draw:frame></text:p>
        <text:p text:style-name="Body_20_Text_2c__20_List_20_Intro">For all LibreOffice modules, each Sidebar contains Properties, Styles, Gallery, and Navigator decks. Some LibreOffice modules also have additional decks:</text:p>
        <text:list xml:id="list122740166105324" text:continue-list="list122739800726045" text:style-name="List_20_1">
          <text:list-item>
            <text:p text:style-name="List_20_1">Page Style, Design themes, Style Inspector , Manage Track Changes, Accessibility check and, Search Text for Writer</text:p>
          </text:list-item>
          <text:list-item>
            <text:p text:style-name="List_20_1">Master Slides, Animation, Shapes, and Slide Transition for ImpressShapes for Draw</text:p>
          </text:list-item>
          <text:list-item>
            <text:p text:style-name="List_20_1">Functions for Calc</text:p>
          </text:list-item>
        </text:list>
        <text:p text:style-name="Text_20_body">In LibreOffice, menus, toolbars, and Sidebar panels share many functions across modules. For example, text can be made bold or italic with the Format menu, the Formatting toolbar, or the Properties deck. Some Sidebar panels also have a More Options button, which opens a dialog <text:soft-page-break/>with additional editing controls. For more detail on options available on the Sidebar, see the guides for each LibreOffice module.</text:p>
        <text:p text:style-name="Text_20_body">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Body_20_Text_2c__20_List_20_Intro">To undock the Sidebar and make it floating, do the following:</text:p>
        <text:list text:continue-list="list122740926233205" text:style-name="Numbering_20_1">
          <text:list-item text:start-value="1">
            <text:p text:style-name="Numbering_20_1">Click on <text:span text:style-name="Strong_20_Emphasis">Sidebar Settings</text:span> at the top right, do the Sidebar.</text:p>
          </text:list-item>
          <text:list-item>
            <text:p text:style-name="Numbering_20_1">Select <text:span text:style-name="Strong_20_Emphasis">Undock</text:span> from the options available, or use the keyboard shortcut <text:span text:style-name="Keystroke">Ctrl+Shift+F10</text:span> (macOS ⌘+<text:span text:style-name="Keystroke">Shift+F10</text:span>).</text:p>
          </text:list-item>
        </text:list>
        <text:p text:style-name="Body_20_Text_2c__20_List_20_Intro">To dock the Sidebar into its usual position on the main window, do the following:</text:p>
        <text:list xml:id="list122741005850413" text:continue-numbering="true" text:style-name="Numbering_20_1">
          <text:list-item text:start-value="1">
            <text:p text:style-name="Numbering_20_1">Click on <text:span text:style-name="Strong_20_Emphasis">Sidebar Settings</text:span> at the top right of the Sidebar.</text:p>
          </text:list-item>
          <text:list-item>
            <text:p text:style-name="Numbering_20_1">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1"><text:bookmark-start text:name="__RefHeading___Toc5161_176585894"/>Working with documents<text:bookmark-end text:name="__RefHeading___Toc5161_176585894"/></text:h>
        <text:h text:style-name="Heading_20_2" text:outline-level="2"><text:bookmark-start text:name="__RefHeading___Toc5163_176585894"/>New documents<text:bookmark-end text:name="__RefHeading___Toc5163_176585894"/></text:h>
        <text:p text:style-name="Body_20_Text_2c__20_List_20_Intro">LibreOffice has multiple methods for creating a new document:</text:p>
        <text:list xml:id="list122741576073174" text:continue-list="list122740166105324" text:style-name="List_20_1">
          <text:list-item>
            <text:p text:style-name="List_20_1">Open the LibreOffice Start Center then click on the name of a LibreOffice module. For example, click on <text:span text:style-name="Strong_20_Emphasis">Impress Presentation</text:span> and a new presentation is created.</text:p>
          </text:list-item>
          <text:list-item>
            <text:p text:style-name="List_20_1">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List_20_1">Go to <text:span text:style-name="Strong_20_Emphasis">File &gt; New</text:span> on the Menu bar and select the type of document from the submenu that opens. The applicable LibreOffice module also opens.</text:p>
          </text:list-item>
          <text:list-item>
            <text:p text:style-name="List_20_1">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List_20_1">Click on <text:span text:style-name="Strong_20_Emphasis">New</text:span> on the Standard toolbar and a new document is created by the LibreOffice module. For example, if Writer is open and active, this icon will create a new Writer document.</text:p>
          </text:list-item>
          <text:list-item>
            <text:p text:style-name="List_20_1">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List_20_1">Go to <text:span text:style-name="Strong_20_Emphasis">File &gt; Wizards</text:span> on the Menu bar and select the type of document from the options available in the submenu.</text:p>
          </text:list-item>
        </text:list>
        <text:h text:style-name="Heading_20_2" text:outline-level="2"><text:bookmark-start text:name="__RefHeading__35663913"/>Opening existing documents<text:bookmark-end text:name="__RefHeading__35663913"/></text:h>
        <text:p text:style-name="Body_20_Text_2c__20_List_20_Intro">To open an existing LibreOffice document in the appropriate module, use one of the following methods.</text:p>
        <text:list xml:id="list122740857652847" text:continue-numbering="true" text:style-name="List_20_1">
          <text:list-item>
            <text:p text:style-name="List_20_1">Click <text:span text:style-name="Strong_20_Emphasis">Open File</text:span> in the Start Center and select the file.</text:p>
          </text:list-item>
          <text:list-item>
            <text:p text:style-name="List_20_1">Go to <text:span text:style-name="Strong_20_Emphasis">File &gt; Open</text:span> on the Menu bar and select the file.</text:p>
          </text:list-item>
          <text:list-item>
            <text:p text:style-name="List_20_1">Click on <text:span text:style-name="Strong_20_Emphasis">Open</text:span> on the Standard toolbar and select the file.</text:p>
          </text:list-item>
          <text:list-item>
            <text:p text:style-name="List_20_1">Use the keyboard shortcut <text:span text:style-name="Keystroke">Ctrl+O</text:span> (macOS ⌘+<text:span text:style-name="Keystroke">O</text:span>) and select the file.</text:p>
          </text:list-item>
          <text:list-item>
            <text:p text:style-name="List_20_1"><text:soft-page-break/>Click <text:span text:style-name="Strong_20_Emphasis">Recent Documents</text:span> in the Start Center and select a recent file from the Center.</text:p>
          </text:list-item>
          <text:list-item>
            <text:p text:style-name="List_20_1">Go to <text:span text:style-name="Strong_20_Emphasis">File &gt; Recent Documents</text:span> on the Menu bar and select the file from the files displayed in the context menu.</text:p>
          </text:list-item>
          <text:list-item>
            <text:p text:style-name="List_20_1">Go to <text:span text:style-name="Strong_20_Emphasis">File &gt; Open Remote</text:span> on the menu bar and select the file from the list of files made available by the remote server service. You may be asked to insert the right server credentials to open the file.</text:p>
          </text:list-item>
        </text:list>
        <text:list xml:id="list122740775930135" text:continue-list="list122740737338942" text:style-name="Heading_20_Note">
          <text:list-item>
            <text:p text:style-name="Heading_20_Note">Notes</text:p>
          </text:list-item>
        </text:list>
        <text:p text:style-name="Body_20_Text_2c_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Body_20_Text_2c_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Body_20_Text_2c__20_Note">If you need to work with files on remote servers, see Chapter 10, Working with File Formats, Security, and Exporting.</text:p>
        <text:p text:style-name="P8">Also, LibreOffice can open files compatible with the Open Document Format (ODF), which includes many formats from Microsoft. For example, LibreOffice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2"><text:bookmark-start text:name="__RefHeading___Toc5167_176585894"/>Saving documents<text:bookmark-end text:name="__RefHeading___Toc5167_176585894"/></text:h>
        <text:p text:style-name="Body_20_Text_2c__20_List_20_Intro">LibreOffice documents can be saved with one of the following methods: </text:p>
        <text:list xml:id="list122739725227276" text:continue-list="list122740857652847" text:style-name="List_20_1">
          <text:list-item>
            <text:p text:style-name="List_20_1"><text:span text:style-name="Strong_20_Emphasis">Save</text:span> — can save all changes made, keeping the current filename and location of the file.</text:p>
          </text:list-item>
        </text:list>
        <text:list xml:id="list122740832264914" text:continue-list="list74210152" text:style-name="List_20_2">
          <text:list-item>
            <text:p text:style-name="List_20_2">Go to <text:span text:style-name="Strong_20_Emphasis">File &gt; Save</text:span> on the Menu bar.</text:p>
          </text:list-item>
          <text:list-item>
            <text:p text:style-name="List_20_2">Use the keyboard shortcut <text:span text:style-name="Keystroke">Ctrl+S</text:span> (macOS ⌘+<text:span text:style-name="Keystroke">S</text:span>).</text:p>
          </text:list-item>
          <text:list-item>
            <text:p text:style-name="List_20_2">Click on <text:span text:style-name="Strong_20_Emphasis">Save</text:span> on the Standard toolbar.</text:p>
          </text:list-item>
          <text:list-item>
            <text:p text:style-name="List_20_2">Click on the <text:span text:style-name="Strong_20_Emphasis">Save</text:span> icon in the Status bar.</text:p>
          </text:list-item>
        </text:list>
        <text:list xml:id="list122740092391289" text:continue-list="list122739725227276" text:style-name="List_20_1">
          <text:list-item>
            <text:p text:style-name="List_20_1"><text:span text:style-name="Strong_20_Emphasis">Save As</text:span> — can create a new document, change the filename or file format, or save the file in a different location on a computer system.</text:p>
          </text:list-item>
        </text:list>
        <text:list xml:id="list122740637668256" text:continue-list="list122740832264914" text:style-name="List_20_2">
          <text:list-item>
            <text:p text:style-name="List_20_2">Go to <text:span text:style-name="Strong_20_Emphasis">File &gt; Save As</text:span> on the Menu bar.</text:p>
          </text:list-item>
          <text:list-item>
            <text:p text:style-name="List_20_2">Use the keyboard shortcut <text:span text:style-name="Keystroke">Ctrl+Shift+S</text:span> (macOS ⌘+<text:span text:style-name="Keystroke">Shift+S</text:span>).</text:p>
          </text:list-item>
          <text:list-item>
            <text:p text:style-name="List_20_2">Click on the downward triangle ▼ next to <text:span text:style-name="Strong_20_Emphasis">Save</text:span> on the Standard toolbar and select <text:span text:style-name="Strong_20_Emphasis">Save As</text:span> from the context menu.</text:p>
          </text:list-item>
        </text:list>
        <text:list xml:id="list122739602729660" text:continue-list="list122740092391289" text:style-name="List_20_1">
          <text:list-item>
            <text:p text:style-name="List_20_1"><text:span text:style-name="Strong_20_Emphasis">Save a Copy</text:span> — can save a copy of the current document, for example, in a different location on the computer system. The current document remains open for more editing.</text:p>
          </text:list-item>
        </text:list>
        <text:list xml:id="list122740327669978" text:continue-list="list122740637668256" text:style-name="List_20_2">
          <text:list-item>
            <text:p text:style-name="List_20_2">Go to <text:span text:style-name="Strong_20_Emphasis">File &gt; Save a Copy</text:span> on the Menu bar.</text:p>
          </text:list-item>
          <text:list-item>
            <text:p text:style-name="List_20_2">Click on the downward triangle ▼ next to <text:span text:style-name="Strong_20_Emphasis">Save</text:span> on the Standard toolbar and select <text:span text:style-name="Strong_20_Emphasis">Save a Copy</text:span> from the context menu.</text:p>
          </text:list-item>
        </text:list>
        <text:list xml:id="list122740012253930" text:continue-list="list122739602729660" text:style-name="List_20_1">
          <text:list-item>
            <text:p text:style-name="List_20_1"><text:soft-page-break/><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item>
            <text:p text:style-name="List_20_1"><text:span text:style-name="Strong_20_Emphasis">Save Remote</text:span> – save the file in a remote server. The remote server settings must exist prior to the <text:span text:style-name="Strong_20_Emphasis">Save Remote</text:span> command. If not, you can define the remote server settings and protocols in the Remote Files dialog. Some servers requires the correct credentials to allow the files to saved.</text:p>
          </text:list-item>
        </text:list>
        <text:h text:style-name="Heading_20_2" text:outline-level="2"><text:bookmark-start text:name="__RefHeading___Toc5173_176585894"/>Saving documents automatically<text:bookmark-end text:name="__RefHeading___Toc5173_176585894"/></text:h>
        <text:p text:style-name="Body_20_Text_2c__20_List_20_Intro">If you need LibreOffice to save files automatically, you can use the AutoRecovery function. When files are saved automatically, LibreOffice will overwrite the last saved state of the file. To set up automatic file saving, do the following:</text:p>
        <text:list xml:id="list122741344456089" text:continue-list="list122741005850413" text:style-name="Numbering_20_1">
          <text:list-item text:start-value="1">
            <text:p text:style-name="Numbering_20_1">Go to <text:span text:style-name="Strong_20_Emphasis">Tools &gt; Options &gt; Load/Save &gt; General</text:span> (macOS <text:span text:style-name="Strong_20_Emphasis">LibreOffice &gt; Preferences &gt; Load/Save &gt; General</text:span>) on the Menu bar.</text:p>
          </text:list-item>
          <text:list-item>
            <text:p text:style-name="Numbering_20_1">In <text:span text:style-name="Strong_20_Emphasis">Save</text:span>, select the option <text:span text:style-name="Emphasis">AutoRecovery information every</text:span> and set the time interval in the box, for example 10 minutes.</text:p>
          </text:list-item>
          <text:list-item>
            <text:p text:style-name="Numbering_20_1">Optionally, you can save the whole file instead by checking the <text:span text:style-name="Emphasis">Automatically save the document too</text:span> checkbox. The time interval is the same as the <text:span text:style-name="Emphasis">AutoRecovery information every</text:span> time interval.</text:p>
          </text:list-item>
          <text:list-item>
            <text:p text:style-name="Numbering_20_1">Click <text:span text:style-name="Strong_20_Emphasis">OK</text:span> to save the selection and close the dialog.</text:p>
          </text:list-item>
        </text:list>
        <text:h text:style-name="Heading_20_2" text:outline-level="2"><text:bookmark-start text:name="__RefHeading___Toc5181_176585894 Copy 1"/>Reloading documents<text:bookmark-end text:name="__RefHeading___Toc5181_176585894 Copy 1"/></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122739600495152" text:continue-list="list122740775930135" text:style-name="Heading_20_Note">
          <text:list-item>
            <text:p text:style-name="Heading_20_Note">Note</text:p>
          </text:list-item>
        </text:list>
        <text:p text:style-name="Body_20_Text_2c__20_Note">If you reload a document, a confirmation dialog will open and warn the user that reloading will discards the last unsaved changes. </text:p>
        <text:h text:style-name="Heading_20_2" text:outline-level="2"><text:bookmark-start text:name="__RefHeading___Toc5183_176585894 Copy 1"/>Closing documents<text:bookmark-end text:name="__RefHeading___Toc5183_176585894 Copy 1"/></text:h>
        <text:p text:style-name="Body_20_Text_2c__20_List_20_Intro">Close a LibreOffice document with one of the following methods:</text:p>
        <text:list text:continue-list="list122740012253930" text:style-name="List_20_1">
          <text:list-item>
            <text:p text:style-name="List_20_1">Go to <text:span text:style-name="Strong_20_Emphasis">File &gt; Close</text:span> on the Menu bar.</text:p>
          </text:list-item>
          <text:list-item>
            <text:p text:style-name="List_20_1">In Windows or Linux — click on the <text:span text:style-name="Strong_20_Emphasis">X</text:span> at the right end of the Menu bar. </text:p>
          </text:list-item>
          <text:list-item>
            <text:p text:style-name="List_20_1">In macOS — click on the red button at the left end of the title bar. </text:p>
          </text:list-item>
        </text:list>
        <text:p text:style-name="Body_20_Text_2c__20_List_20_Intro">If the document to be closed is the only document that is open, the following happens:</text:p>
        <text:list xml:id="list122741459217934" text:continue-numbering="true" text:style-name="List_20_1">
          <text:list-item>
            <text:p text:style-name="List_20_1">In Windows or Linux — the document closes and the LibreOffice Start Center opens.</text:p>
          </text:list-item>
          <text:list-item>
            <text:p text:style-name="List_20_1">In macOS — the document closes and the Menu bar remains at the top of the screen.</text:p>
          </text:list-item>
        </text:list>
        <text:list xml:id="list122741360389218" text:continue-list="list122739600495152" text:style-name="Heading_20_Note">
          <text:list-item>
            <text:p text:style-name="Heading_20_Note">Note</text:p>
          </text:list-item>
        </text:list>
        <text:p text:style-name="Body_20_Text_2c__20_Note">If the document has not been saved since the last change, a confirmation dialog opens with a warning message. Select whether to save, or discard, the changes before closing.</text:p>
        <text:h text:style-name="Heading_20_2" text:outline-level="2"><text:bookmark-start text:name="__RefHeading___Toc5175_176585894"/><text:soft-page-break/>Using the Navigator<text:bookmark-end text:name="__RefHeading___Toc5175_176585894"/></text:h>
        <text:p text:style-name="Body_20_Text_2c__20_List_20_Intro">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6">7</text:sequence-ref>). The Navigator can be opened with one of the following methods:</text:p>
        <text:list xml:id="list122739623116760" text:continue-list="list122741459217934" text:style-name="List_20_1">
          <text:list-item>
            <text:p text:style-name="List_20_1">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List_20_1">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List_20_1">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4" draw:name="fram_GS24801-004" text:anchor-type="as-char" draw:z-index="9"><draw:text-box fo:min-height="0.041cm" fo:min-width="0.041cm"><text:p text:style-name="Figure"><draw:frame draw:style-name="fr5" draw:name="img_GS24801-006" text:anchor-type="as-char" svg:width="7.759cm" svg:height="8.53cm" draw:z-index="10"><draw:image xlink:href="Pictures/100000010000017E000001A423238D07.png" xlink:type="simple" xlink:show="embed" xlink:actuate="onLoad" draw:mime-type="image/png"/><svg:title>Example of Impress Navigator dialog</svg:title><svg:desc>Example of Impress Navigator dialog</svg:desc></draw:frame></text:p><text:p text:style-name="Figure">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4" draw:name="fram_GS24801-005" text:anchor-type="as-char" draw:z-index="15"><draw:text-box fo:min-height="0.041cm" fo:min-width="0.041cm"><text:p text:style-name="Figure"><draw:frame draw:style-name="fr5" draw:name="img_GS24801-007" text:anchor-type="as-char" svg:width="6.2cm" svg:height="10.77cm" draw:z-index="16"><draw:image xlink:href="Pictures/1000000100000125000001FD955F3E6E.png" xlink:type="simple" xlink:show="embed" xlink:actuate="onLoad" draw:mime-type="image/png"/><svg:title>Example of Navigator deck in Writer Sidebar</svg:title><svg:desc>Example of Navigator deck in Writer Sidebar</svg:desc></draw:frame></text:p><text:p text:style-name="Figure">Figure <text:sequence text:ref-name="refFigure6" text:name="Figure" text:formula="ooow:Figure+1" style:num-format="1">7</text:sequence>: Example of Navigator deck in Writer Sidebar</text:p></draw:text-box><svg:desc>Example of Navigator deck in Writer Sidebar</svg:desc></draw:frame></text:p>
        <text:h text:style-name="Heading_20_2" text:outline-level="2"><text:bookmark-start text:name="__RefHeading___Toc5177_176585894"/>Displaying multiple views of a document<text:bookmark-end text:name="__RefHeading___Toc5177_176585894"/></text:h>
        <text:p text:style-name="Text_20_body">Users can open multiple views of the same document in LibreOffice. Each view can be displayed in its own window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7">8</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Figure"><draw:frame draw:style-name="fr4" draw:name="fram_GS24801-006" text:anchor-type="as-char" draw:z-index="31"><draw:text-box fo:min-height="0.041cm" fo:min-width="0.041cm"><text:p text:style-name="Figure"><draw:frame draw:style-name="fr5" draw:name="img_GS24801-008" text:anchor-type="as-char" svg:width="5.609cm" svg:height="4.66cm" draw:z-index="32"><draw:image xlink:href="Pictures/1000000100000109000000DCEA224CB9.png" xlink:type="simple" xlink:show="embed" xlink:actuate="onLoad" draw:mime-type="image/png"/><svg:title>Example of separate windows list</svg:title><svg:desc>Example of separate windows list</svg:desc></draw:frame></text:p><text:p text:style-name="Figure">Figure <text:sequence text:ref-name="refFigure7" text:name="Figure" text:formula="ooow:Figure+1" style:num-format="1">8</text:sequence>: Example of separate windows list</text:p></draw:text-box><svg:desc>Example of separate windows list</svg:desc></draw:frame></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2"><text:bookmark-start text:name="__RefHeading___Toc5179_176585894"/><text:soft-page-break/>Undoing and redoing changes<text:bookmark-end text:name="__RefHeading___Toc5179_176585894"/></text:h>
        <text:h text:style-name="Heading_20_3" text:outline-level="3"><text:bookmark-start text:name="__RefHeading___Toc13449_4081928692"/>Undoing<text:bookmark-end text:name="__RefHeading___Toc13449_4081928692"/></text:h>
        <text:p text:style-name="Body_20_Text_2c__20_List_20_Intro">To undo the most recent change in a document, use one of these methods:</text:p>
        <text:list xml:id="list122739541729527" text:continue-numbering="true" text:style-name="List_20_1">
          <text:list-item>
            <text:p text:style-name="List_20_1">Use the keyboard shortcut <text:span text:style-name="Keystroke">Ctrl+Z</text:span> (macOS ⌘<text:span text:style-name="Keystroke">+Z</text:span>).</text:p>
          </text:list-item>
          <text:list-item>
            <text:p text:style-name="List_20_1">Click on <text:span text:style-name="Strong_20_Emphasis">Undo</text:span> in the Standard toolbar.</text:p>
          </text:list-item>
          <text:list-item>
            <text:p text:style-name="List_20_1">Go to <text:span text:style-name="Strong_20_Emphasis">Edit &gt; Undo</text:span> on the Menu bar.</text:p>
          </text:list-item>
          <text:list-item>
            <text:p text:style-name="List_20_1">Click the small triangle ▼ to the right of <text:span text:style-name="Strong_20_Emphasis">Undo</text:span> on the Standard toolbar to open a list of changes that can be undone. Multiple consecutive changes can be selected and deleted at the same time.</text:p>
          </text:list-item>
        </text:list>
        <text:h text:style-name="Heading_20_3" text:outline-level="3"><text:bookmark-start text:name="__RefHeading___Toc13451_4081928692"/>Redoing<text:bookmark-end text:name="__RefHeading___Toc13451_4081928692"/></text:h>
        <text:p text:style-name="Body_20_Text_2c__20_List_20_Intro">After changes have been undone, changes can be redone using one of the following methods:</text:p>
        <text:list xml:id="list122740714525052" text:continue-numbering="true" text:style-name="List_20_1">
          <text:list-item>
            <text:p text:style-name="List_20_1">Use the keyboard shortcut <text:span text:style-name="Keystroke">Ctrl+Y</text:span> (macOS ⌘<text:span text:style-name="Keystroke">+Y</text:span>).</text:p>
          </text:list-item>
          <text:list-item>
            <text:p text:style-name="List_20_1">Click on <text:span text:style-name="Strong_20_Emphasis">Redo</text:span> in the Standard toolbar.</text:p>
          </text:list-item>
          <text:list-item>
            <text:p text:style-name="List_20_1">Go to <text:span text:style-name="Strong_20_Emphasis">Edit &gt; Redo</text:span> on the Menu bar.</text:p>
          </text:list-item>
          <text:list-item>
            <text:p text:style-name="List_20_1">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h text:style-name="Heading_20_3" text:outline-level="3"><text:bookmark-start text:name="__RefHeading___Toc13453_4081928692"/>Repeating undo and redo commands<text:bookmark-end text:name="__RefHeading___Toc13453_4081928692"/></text:h>
        <text:p text:style-name="Body_20_Text_2c__20_List_20_Intro">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122739862853439" text:continue-numbering="true" text:style-name="List_20_1">
          <text:list-item>
            <text:p text:style-name="List_20_1">Use the keyboard shortcut <text:span text:style-name="Keystroke">Ctrl+Shift+Y</text:span> (macOS ⌘<text:span text:style-name="Keystroke">+Shift+Y</text:span>).</text:p>
          </text:list-item>
          <text:list-item>
            <text:p text:style-name="List_20_1">Go to <text:span text:style-name="Strong_20_Emphasis">Edit &gt; Repeat</text:span> on the Menu bar.</text:p>
          </text:list-item>
        </text:list>
        <text:h text:style-name="Heading_20_1" text:outline-level="1"><text:bookmark-start text:name="__RefHeading___Toc5185_176585894"/>Printing<text:bookmark-end text:name="__RefHeading___Toc5185_176585894"/></text:h>
        <text:h text:style-name="Heading_20_2" text:outline-level="2"><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122740107912738" text:continue-list="list122741360389218" text:style-name="Heading_20_Note">
          <text:list-item>
            <text:p text:style-name="Heading_20_Note">Notes</text:p>
          </text:list-item>
        </text:list>
        <text:p text:style-name="Body_20_Text_2c_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Body_20_Text_2c__20_Note">For more information about printing the different types of documents that LibreOffice can create, see the user guides for each LibreOffice module.</text:p>
        <text:p text:style-name="Body_20_Text_2c__20_Note">Printing options are not available when viewing a LibreOffice Base table or query.</text:p>
        <text:h text:style-name="Heading_20_3" text:outline-level="3"><text:bookmark-start text:name="__RefHeading___Toc5038_2106974247"/>Windows<text:bookmark-end text:name="__RefHeading___Toc5038_2106974247"/></text:h>
        <text:list xml:id="list122740959411210" text:continue-list="list122741344456089" text:style-name="Numbering_20_1">
          <text:list-item text:start-value="1">
            <text:p text:style-name="Numbering_20_1">Open <text:span text:style-name="Strong_20_Emphasis">Settings</text:span>, then go to <text:span text:style-name="Strong_20_Emphasis">Devices &gt; Printers &amp; scanners</text:span>.</text:p>
          </text:list-item>
          <text:list-item>
            <text:p text:style-name="Numbering_20_1">Select a printer from the displayed list.</text:p>
          </text:list-item>
          <text:list-item>
            <text:p text:style-name="Numbering_20_1">Select <text:span text:style-name="Strong_20_Emphasis">Manage &gt; Set as default</text:span> and then close <text:span text:style-name="Strong_20_Emphasis">Settings</text:span>.</text:p>
          </text:list-item>
        </text:list>
        <text:h text:style-name="Heading_20_3" text:outline-level="3"><text:bookmark-start text:name="__RefHeading___Toc5040_2106974247"/><text:soft-page-break/>Linux<text:bookmark-end text:name="__RefHeading___Toc5040_2106974247"/></text:h>
        <text:list xml:id="list122739737202241" text:continue-numbering="true" text:style-name="Numbering_20_1">
          <text:list-item text:start-value="1">
            <text:p text:style-name="Numbering_20_1">Open <text:span text:style-name="Strong_20_Emphasis">Settings</text:span>, then go to <text:span text:style-name="Strong_20_Emphasis">Printers</text:span>.</text:p>
          </text:list-item>
          <text:list-item>
            <text:p text:style-name="Numbering_20_1">Select a printer from the displayed list.</text:p>
          </text:list-item>
          <text:list-item>
            <text:p text:style-name="Numbering_20_1">Click on the settings icon on the right of the printer name.</text:p>
          </text:list-item>
          <text:list-item>
            <text:p text:style-name="Numbering_20_1">Select <text:span text:style-name="Strong_20_Emphasis">Use Printer by Default</text:span> from the drop-down list and close <text:span text:style-name="Strong_20_Emphasis">Settings</text:span>.</text:p>
          </text:list-item>
        </text:list>
        <text:h text:style-name="Heading_20_3" text:outline-level="3"><text:bookmark-start text:name="__RefHeading___Toc5042_2106974247"/>macOS<text:bookmark-end text:name="__RefHeading___Toc5042_2106974247"/></text:h>
        <text:list xml:id="list122739680595748" text:continue-numbering="true" text:style-name="Numbering_20_1">
          <text:list-item text:start-value="1">
            <text:p text:style-name="Numbering_20_1">Open <text:span text:style-name="Strong_20_Emphasis">System Settings</text:span>, then open <text:span text:style-name="Strong_20_Emphasis">Printers &amp; Scanners</text:span>.</text:p>
          </text:list-item>
          <text:list-item>
            <text:p text:style-name="Numbering_20_1">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4" draw:name="fram_GS24801-007" text:anchor-type="as-char" draw:z-index="11"><draw:text-box fo:min-height="0.041cm" fo:min-width="0.041cm"><text:p text:style-name="Figure"><draw:frame draw:style-name="fr5" draw:name="img_GS24801-009" text:anchor-type="as-char" svg:width="13.01cm" svg:height="1.67cm" draw:z-index="12"><draw:image xlink:href="Pictures/100000010000023900000049B495474A.png" xlink:type="simple" xlink:show="embed" xlink:actuate="onLoad" draw:mime-type="image/png"/><svg:title>Draw Standard toolbar with Print Directly installed</svg:title><svg:desc>Draw Standard toolbar with Print Directly installed</svg:desc></draw:frame></text:p><text:p text:style-name="Figure">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2"><text:bookmark-start text:name="__RefHeading___Toc5187_176585894"/>Quick printing<text:bookmark-end text:name="__RefHeading___Toc5187_176585894"/></text:h>
        <text:p text:style-name="Text_20_body">LibreOffice can print an entire open document using the computer’s default printer. To quick print, click on <text:span text:style-name="Strong_20_Emphasis">Print Directly</text:span> on the Standard toolbar.</text:p>
        <text:p text:style-name="Body_20_Text_2c__20_List_20_Intro">If <text:span text:style-name="Strong_20_Emphasis">Print Directly</text:span> is not visible on the Standard toolbar, it can be installed as follows:</text:p>
        <text:list xml:id="list122740344603670" text:continue-numbering="true" text:style-name="Numbering_20_1">
          <text:list-item text:start-value="1">
            <text:p text:style-name="Numbering_20_1">Right-click in a blank area on the Standard toolbar to open a context menu.</text:p>
          </text:list-item>
          <text:list-item>
            <text:p text:style-name="Numbering_20_1">Select <text:span text:style-name="Strong_20_Emphasis">Visible Buttons</text:span> from the context menu.</text:p>
          </text:list-item>
          <text:list-item>
            <text:p text:style-name="Numbering_20_1">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2"><text:bookmark-start text:name="__RefHeading___Toc6179_1026698157"/>Printer setup<text:bookmark-end text:name="__RefHeading___Toc6179_1026698157"/></text:h>
        <text:p text:style-name="Body_20_Text_2c__20_List_20_Intro"><text:span text:style-name="T3">T</text:span>able <text:sequence-ref text:reference-format="value" text:ref-name="refTable3">4</text:sequence-ref><text:s/><text:span text:style-name="T3">l</text:span>ists the options that are available in the Printer Setup dialog:</text:p>
        <text:p text:style-name="Table">Table <text:sequence text:ref-name="refTable3" text:name="Table" text:formula="ooow:Table+1" style:num-format="1">4</text:sequence>: Options for printer setup</text:p>
        <table:table table:name="tb_GS24801_004" table:style-name="tb_5f_GS24801_5f_004" table:template-name="LO User Guides">
          <table:table-column table:style-name="tb_5f_GS24801_5f_004.A"/>
          <table:table-column table:style-name="tb_5f_GS24801_5f_004.B"/>
          <table:table-header-rows>
            <table:table-row table:style-name="tb_5f_GS24801_5f_004.1">
              <table:table-cell table:style-name="tb_5f_GS24801_5f_004.A1" office:value-type="string">
                <text:p text:style-name="P3">Option</text:p>
              </table:table-cell>
              <table:table-cell table:style-name="tb_5f_GS24801_5f_004.B1" office:value-type="string">
                <text:p text:style-name="P3">Description</text:p>
              </table:table-cell>
            </table:table-row>
          </table:table-header-rows>
          <table:table-row>
            <table:table-cell table:style-name="tb_5f_GS24801_5f_004.A2" office:value-type="string">
              <text:p text:style-name="P4">Printer</text:p>
            </table:table-cell>
            <table:table-cell table:style-name="tb_5f_GS24801_5f_004.B2" office:value-type="string">
              <text:p text:style-name="P4">Lists information that applies to the selected printer. If the list is empty, install a default printer for the computer. Refer to the printer and computer user guides for more information on connecting printers.</text:p>
            </table:table-cell>
          </table:table-row>
          <table:table-row>
            <table:table-cell table:style-name="tb_5f_GS24801_5f_004.A2" office:value-type="string">
              <text:p text:style-name="P4">‍Name</text:p>
            </table:table-cell>
            <table:table-cell table:style-name="tb_5f_GS24801_5f_004.B2" office:value-type="string">
              <text:p text:style-name="P4">Lists the installed printers on the computer. To change the default printer, select a printer name from the drop-down list.</text:p>
            </table:table-cell>
          </table:table-row>
          <table:table-row>
            <table:table-cell table:style-name="tb_5f_GS24801_5f_004.A2" office:value-type="string">
              <text:p text:style-name="P4">‍Status</text:p>
            </table:table-cell>
            <table:table-cell table:style-name="tb_5f_GS24801_5f_004.B2" office:value-type="string">
              <text:p text:style-name="P4">Describes the current status of the selected printer.</text:p>
            </table:table-cell>
          </table:table-row>
          <table:table-row>
            <table:table-cell table:style-name="tb_5f_GS24801_5f_004.A2" office:value-type="string">
              <text:p text:style-name="P4">‍Type</text:p>
            </table:table-cell>
            <table:table-cell table:style-name="tb_5f_GS24801_5f_004.B2" office:value-type="string">
              <text:p text:style-name="P4">Displays the type of printer that is selected.</text:p>
            </table:table-cell>
          </table:table-row>
          <table:table-row>
            <table:table-cell table:style-name="tb_5f_GS24801_5f_004.A2" office:value-type="string">
              <text:p text:style-name="P4">‍Location</text:p>
            </table:table-cell>
            <table:table-cell table:style-name="tb_5f_GS24801_5f_004.B2" office:value-type="string">
              <text:p text:style-name="P4">Displays the computer connection for the selected printer.</text:p>
            </table:table-cell>
          </table:table-row>
          <table:table-row>
            <table:table-cell table:style-name="tb_5f_GS24801_5f_004.A2" office:value-type="string">
              <text:p text:style-name="P4">‍Comments</text:p>
            </table:table-cell>
            <table:table-cell table:style-name="tb_5f_GS24801_5f_004.B2" office:value-type="string">
              <text:p text:style-name="P4">Displays additional information for the printer.</text:p>
            </table:table-cell>
          </table:table-row>
          <table:table-row>
            <table:table-cell table:style-name="tb_5f_GS24801_5f_004.A2" office:value-type="string">
              <text:p text:style-name="P4">‍Properties</text:p>
            </table:table-cell>
            <table:table-cell table:style-name="tb_5f_GS24801_5f_004.B2" office:value-type="string">
              <text:p text:style-name="P4">Changes the printer settings of the computer operating system for the current document. Make sure that the layout orientation (Landscape or Portrait) matches the page format set in <text:span text:style-name="Strong_20_Emphasis">Format &gt; Page</text:span> on the Menu bar.</text:p>
            </table:table-cell>
          </table:table-row>
          <table:table-row>
            <table:table-cell table:style-name="tb_5f_GS24801_5f_004.A2" office:value-type="string">
              <text:p text:style-name="P4">‍Options</text:p>
            </table:table-cell>
            <table:table-cell table:style-name="tb_5f_GS24801_5f_004.B2" office:value-type="string">
              <text:p text:style-name="P4">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able:table-cell>
          </table:table-row>
        </table:table>
        <text:list xml:id="list122740384544014" text:continue-list="list122740107912738" text:style-name="Heading_20_Note">
          <text:list-item>
            <text:p text:style-name="Heading_20_Note"><text:soft-page-break/>Note</text:p>
          </text:list-item>
        </text:list>
        <text:p text:style-name="Body_20_Text_2c__20_Note"><text:span text:style-name="Strong_20_Emphasis">Options</text:span> in the Printer Settings dialog is only available in LibreOffice Writer and Calc.</text:p>
        <text:p text:style-name="Body_20_Text_2c__20_List_20_Intro">Here is an example of setting up a printer on a computer for LibreOffice:</text:p>
        <text:list text:continue-list="list122740344603670" text:style-name="Numbering_20_1">
          <text:list-item text:start-value="1">
            <text:p text:style-name="Numbering_20_1">Connect the printer to the computer. Refer to the printer and computer user guides for more information on connecting printers.</text:p>
          </text:list-item>
          <text:list-item>
            <text:p text:style-name="Numbering_20_1">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
        <text:p text:style-name="Figure"><draw:frame draw:style-name="fr4" draw:name="fram_GS24801-008" text:anchor-type="as-char" draw:z-index="17"><draw:text-box fo:min-height="0.041cm" fo:min-width="0.041cm"><text:p text:style-name="Figure"><draw:frame draw:style-name="fr5" draw:name="img_GS24801-010" text:anchor-type="as-char" svg:width="10.119cm" svg:height="4.919cm" draw:z-index="18"><draw:image xlink:href="Pictures/1000000100000208000000FDB42FA1C5.png" xlink:type="simple" xlink:show="embed" xlink:actuate="onLoad" draw:mime-type="image/png"/><svg:title>Example of a Printer Setup dialog</svg:title><svg:desc>Example of a Printer Setup dialog</svg:desc></draw:frame></text:p><text:p text:style-name="Figure">Figure <text:sequence text:ref-name="refFigure9" text:name="Figure" text:formula="ooow:Figure+1" style:num-format="1">10</text:sequence>: Example of a Printer Setup dialog</text:p></draw:text-box><svg:desc>Example of a Printer Setup dialog</svg:desc></draw:frame></text:p>
        <text:list text:continue-numbering="true" text:style-name="Numbering_20_1">
          <text:list-item>
            <text:p text:style-name="Numbering_20_1">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Numbering_20_1">Select the required printer options, then click on <text:span text:style-name="Strong_20_Emphasis">OK</text:span> to save the selection and close the Printer Options dialog.</text:p>
          </text:list-item>
        </text:list>
        <text:p text:style-name="Figure"><draw:frame draw:style-name="fr4" draw:name="fram_GS24801-009" text:anchor-type="as-char" draw:z-index="19"><draw:text-box fo:min-height="0.041cm" fo:min-width="0.041cm"><text:p text:style-name="Figure"><draw:frame draw:style-name="fr5" draw:name="img_GS24801-011" text:anchor-type="as-char" svg:width="7.16cm" svg:height="10.901cm" draw:z-index="20"><draw:image xlink:href="Pictures/10000001000001700000023019CC911E.png" xlink:type="simple" xlink:show="embed" xlink:actuate="onLoad" draw:mime-type="image/png"/><svg:title>Example of Printer Options dialog</svg:title><svg:desc>Example of Printer Options dialog</svg:desc></draw:frame></text:p><text:p text:style-name="Figure">Figure <text:sequence text:ref-name="refFigure10" text:name="Figure" text:formula="ooow:Figure+1" style:num-format="1">11</text:sequence>: Example of Printer Options dialog</text:p></draw:text-box><svg:desc>Example of Printer Options dialog</svg:desc></draw:frame></text:p>
        <text:list xml:id="list122739847607874" text:continue-numbering="true" text:style-name="Numbering_20_1">
          <text:list-item>
            <text:p text:style-name="Numbering_20_1"><text:soft-page-break/>If necessary, click on <text:span text:style-name="Strong_20_Emphasis">Properties</text:span> in the Printer Setup dialog to open a properties dialog for the default printer.</text:p>
          </text:list-item>
          <text:list-item>
            <text:p text:style-name="Numbering_20_1">Select the required properties, then click on <text:span text:style-name="Strong_20_Emphasis">OK</text:span> to save the selection and close the properties dialog.</text:p>
          </text:list-item>
          <text:list-item>
            <text:p text:style-name="Numbering_20_1">Click <text:span text:style-name="Strong_20_Emphasis">OK</text:span> to save the printer setup and close the Printer Setup Dialog.</text:p>
          </text:list-item>
        </text:list>
        <text:h text:style-name="Heading_20_2" text:outline-level="2"><text:bookmark-start text:name="__RefHeading___Toc6181_1026698157"/>LibreOffice printing options<text:bookmark-end text:name="__RefHeading___Toc6181_1026698157"/></text:h>
        <text:h text:style-name="Heading_20_3" text:outline-level="3"><text:bookmark-start text:name="__RefHeading___Toc6183_1026698157"/>General printing options<text:bookmark-end text:name="__RefHeading___Toc6183_1026698157"/></text:h>
        <text:p text:style-name="Body_20_Text_2c__20_List_20_Intro">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Body_20_Text_2c__20_Indented_20_2">Specifies that all colors in a document are printed only as greyscale.</text:p>
        <text:p text:style-name="Definition_20_Term_20_2">Include transparent objects</text:p>
        <text:p text:style-name="Body_20_Text_2c__20_Indented_20_2">If selected, the reduction in print quality for bitmaps also applies to the transparent areas of objects.</text:p>
        <text:p text:style-name="Figure"><draw:frame draw:style-name="fr4" draw:name="fram_GS24801-010" text:anchor-type="as-char" draw:z-index="21"><draw:text-box fo:min-height="0.041cm" fo:min-width="0.041cm"><text:p text:style-name="Figure"><draw:frame draw:style-name="fr5" draw:name="img_GS24801-012" text:anchor-type="as-char" svg:width="15.319cm" svg:height="10.291cm" draw:z-index="22"><draw:image xlink:href="Pictures/10000000000002D4000001E63C5DB059.png" xlink:type="simple" xlink:show="embed" xlink:actuate="onLoad" draw:mime-type="image/png"/><svg:title>Options LibreOffice Print dialog</svg:title><svg:desc>Options LibreOffice Print dialog</svg:desc></draw:frame></text:p><text:p text:style-name="Figure">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122740384544014" text:style-name="Heading_20_Note">
          <text:list-item>
            <text:p text:style-name="Heading_20_Note">Note</text:p>
          </text:list-item>
        </text:list>
        <text:p text:style-name="Body_20_Text_2c_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122740736916897" text:continue-numbering="true" text:style-name="Heading_20_Note">
          <text:list-item>
            <text:p text:style-name="Heading_20_Note">Note</text:p>
          </text:list-item>
        </text:list>
        <text:p text:style-name="Body_20_Text_2c_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17083_2106974247"/><text:soft-page-break/>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4">5</text:sequence-ref>. For more information, refer to the specific user guide for each module.</text:p>
        <text:p text:style-name="Table">Table <text:sequence text:ref-name="refTable4" text:name="Table" text:formula="ooow:Table+1" style:num-format="1">5</text:sequence>: Print options in LibreOffice modules</text:p>
        <table:table table:name="tb_GS24801_005" table:style-name="tb_5f_GS24801_5f_005" table:template-name="LO User Guides">
          <table:table-column table:style-name="tb_5f_GS24801_5f_005.A"/>
          <table:table-column table:style-name="tb_5f_GS24801_5f_005.B"/>
          <table:table-column table:style-name="tb_5f_GS24801_5f_005.C"/>
          <table:table-column table:style-name="tb_5f_GS24801_5f_005.D"/>
          <table:table-column table:style-name="tb_5f_GS24801_5f_005.E"/>
          <table:table-column table:style-name="tb_5f_GS24801_5f_005.F"/>
          <table:table-header-rows>
            <table:table-row table:style-name="tb_5f_GS24801_5f_005.1">
              <table:table-cell table:style-name="tb_5f_GS24801_5f_005.A1" office:value-type="string">
                <text:p text:style-name="P3">Feature</text:p>
              </table:table-cell>
              <table:table-cell table:style-name="tb_5f_GS24801_5f_005.A1" office:value-type="string">
                <text:p text:style-name="P3">Writer</text:p>
              </table:table-cell>
              <table:table-cell table:style-name="tb_5f_GS24801_5f_005.C1" office:value-type="string">
                <text:p text:style-name="P3">Calc</text:p>
              </table:table-cell>
              <table:table-cell table:style-name="tb_5f_GS24801_5f_005.A1" office:value-type="string">
                <text:p text:style-name="P3">Impress</text:p>
              </table:table-cell>
              <table:table-cell table:style-name="tb_5f_GS24801_5f_005.C1" office:value-type="string">
                <text:p text:style-name="P3">Draw</text:p>
              </table:table-cell>
              <table:table-cell table:style-name="tb_5f_GS24801_5f_005.C1" office:value-type="string">
                <text:p text:style-name="P3">Math</text:p>
              </table:table-cell>
            </table:table-row>
          </table:table-header-rows>
          <table:table-row table:style-name="tb_5f_GS24801_5f_005.2">
            <table:table-cell table:style-name="tb_5f_GS24801_5f_005.A2" office:value-type="string">
              <text:p text:style-name="P4">Select pages, sheets, or slides to print</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Yes</text:p>
            </table:table-cell>
          </table:table-row>
          <table:table-row table:style-name="tb_5f_GS24801_5f_005.2">
            <table:table-cell table:style-name="tb_5f_GS24801_5f_005.A2" office:value-type="string">
              <text:p text:style-name="P4">Print multiple pages, sheets, or slides on one page</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a brochure</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envelope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labels or business card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eview pages or sheets before printing</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
        <text:h text:style-name="Heading_20_2" text:outline-level="2"><text:bookmark-start text:name="__RefHeading___Toc5191_176585894"/>Controlling printing<text:bookmark-end text:name="__RefHeading___Toc5191_176585894"/></text:h>
        <text:p text:style-name="Body_20_Text_2c__20_List_20_Intro">For more control over printing, open the Print dialog with one of the following methods:</text:p>
        <text:list xml:id="list122739796612822" text:continue-list="list122739862853439" text:style-name="List_20_1">
          <text:list-item>
            <text:p text:style-name="List_20_1">Go to <text:span text:style-name="Strong_20_Emphasis">File &gt; Print</text:span> on the Menu bar.</text:p>
          </text:list-item>
          <text:list-item>
            <text:p text:style-name="List_20_1">Use the keyboard shortcut <text:span text:style-name="Keystroke">Ctrl+P</text:span> (macOS ⌘<text:span text:style-name="Keystroke">+P</text:span>).</text:p>
          </text:list-item>
          <text:list-item>
            <text:p text:style-name="List_20_1">Click on <text:span text:style-name="Strong_20_Emphasis">Print</text:span> on the Standard toolbar.</text:p>
          </text:list-item>
        </text:list>
        <text:h text:style-name="Heading_20_3" text:outline-level="3"><text:bookmark-start text:name="__RefHeading___Toc5193_176585894"/>General printing options — Windows or Linux<text:bookmark-end text:name="__RefHeading___Toc5193_176585894"/></text:h>
        <text:p text:style-name="Body_20_Text_2c__20_List_20_Intro">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Body_20_Text_2c__20_Indented_20_2">Prints all the slides in the presentation.</text:p>
        <text:p text:style-name="Definition_20_Term_20_2">Selection</text:p>
        <text:p text:style-name="Body_20_Text_2c__20_Indented_20_2">Prints the slides selected in LibreOffice Impress.</text:p>
        <text:p text:style-name="Definition_20_Term_20_2">Slides</text:p>
        <text:p text:style-name="Body_20_Text_2c__20_Indented_20_2">Select the page number(s) to print. For multiple pages, use the format 1, 3, 7 or 1 – 5, 7, 9 for page number selection.</text:p>
        <text:p text:style-name="Definition_20_Term_20_2">Include</text:p>
        <text:p text:style-name="Body_20_Text_2c__20_Indented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Body_20_Text_2c__20_Indented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text:soft-page-break/>More &gt; Number of copies</text:p>
        <text:p text:style-name="Body_20_Text_2c__20_Indented_20_2">Enter number of printed copies required for the document.</text:p>
        <text:p text:style-name="Definition_20_Term_20_2">More &gt; Collate</text:p>
        <text:p text:style-name="Body_20_Text_2c__20_Indented_20_2">Collates multiple printed copies into separate documents.</text:p>
        <text:p text:style-name="Definition_20_Term_20_2">More &gt; Order</text:p>
        <text:p text:style-name="Body_20_Text_2c__20_Indented_20_2">Select from <text:span text:style-name="Emphasis">Create separate print jobs for collated output</text:span> (only available when more than one copy is being printed) or <text:span text:style-name="Emphasis">Print in reverse order</text:span>.</text:p>
        <text:p text:style-name="Figure"><draw:frame draw:style-name="fr4" draw:name="fram_GS24801-011" text:anchor-type="as-char" draw:z-index="23"><draw:text-box fo:min-height="0.041cm" fo:min-width="0.041cm"><text:p text:style-name="Figure"><draw:frame draw:style-name="fr5" draw:name="img_GS24801-013" text:anchor-type="as-char" svg:width="16cm" svg:height="12.34cm" draw:z-index="24"><draw:image xlink:href="Pictures/10000001000002A1000002079ECBF455.png" xlink:type="simple" xlink:show="embed" xlink:actuate="onLoad" draw:mime-type="image/png"/><svg:title>Impress Print dialog — Impress General page — Windows or Linux</svg:title><svg:desc>Impress Print dialog — Impress General page — Windows or Linux</svg:desc></draw:frame></text:p><text:p text:style-name="Figure">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Body_20_Text_2c__20_Indented_20_2">Select the paper size to use from the drop‑down list.</text:p>
        <text:p text:style-name="Definition_20_Term_20_2">Orientation</text:p>
        <text:p text:style-name="Body_20_Text_2c__20_Indented_20_2">Select from the drop-down list <text:span text:style-name="Emphasis">Automatic</text:span>, <text:span text:style-name="Emphasis">Portrait</text:span>, or <text:span text:style-name="Emphasis">Landscape</text:span>.</text:p>
        <text:p text:style-name="Definition_20_Term_20_2">More &gt; Pages per sheet</text:p>
        <text:p text:style-name="Body_20_Text_2c__20_Indented_20_2">Select from the drop-down list how many pages are printed on one sheet of paper.</text:p>
        <text:p text:style-name="Definition_20_Term_20_2">More &gt; Order</text:p>
        <text:p text:style-name="Body_20_Text_2c__20_Indented_20_2">Select from the drop-down list the printing order of multiple pages on one sheet of paper.</text:p>
        <text:p text:style-name="Definition_20_Term_20_2">More &gt; Draw a border around each page</text:p>
        <text:p text:style-name="Body_20_Text_2c__20_Indented_20_2">When multiple slides are printed on one sheet of paper, a border is drawn around each slide.</text:p>
        <text:p text:style-name="Definition_20_Term_20_2"><text:soft-page-break/>More &gt; Brochure</text:p>
        <text:p text:style-name="Body_20_Text_2c__20_Indented_20_2">Prints the document so the pages can be folded into a brochure or booklet.</text:p>
        <text:h text:style-name="Heading_20_3" text:outline-level="3"><text:bookmark-start text:name="__RefHeading___Toc5193_176585894 Copy 1"/>General printing options — macOS<text:bookmark-end text:name="__RefHeading___Toc5193_176585894 Copy 1"/></text:h>
        <text:p text:style-name="Body_20_Text_2c__20_List_20_Intro">The following general options are an example of the options available on the General page of the Impress Print dialog in macOS (Figure <text:sequence-ref text:reference-format="value" text:ref-name="refFigure13">14</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Body_20_Text_2c__20_Indented_20_2">Prints all the pages in the document.</text:p>
        <text:p text:style-name="Definition_20_Term_20_2">From: to:</text:p>
        <text:p text:style-name="Body_20_Text_2c__20_Indented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Body_20_Text_2c__20_Indented_20_2">Allows you to select which paper tray to use from a drop-down list (if the printer has more than one paper tray).</text:p>
        <text:p text:style-name="Definition_20_Term_20_2">Media Type</text:p>
        <text:p text:style-name="Body_20_Text_2c__20_Indented_20_2">Select the paper type that has been loaded into the paper tray from the drop-down list , (for example Envelope, Photo, Plain Paper).</text:p>
        <text:p text:style-name="Definition_20_Term_20_2">Quality</text:p>
        <text:p text:style-name="Body_20_Text_2c__20_Indented_20_2">Select the required level of printing quality.</text:p>
        <text:p text:style-name="Definition_20_Term">Layout</text:p>
        <text:p text:style-name="Definition_20_Term_20_2">Pages per sheet</text:p>
        <text:p text:style-name="Body_20_Text_2c__20_Indented_20_2">Select how many slides are printed on one sheet of paper <text:span text:style-name="T4">f</text:span>rom the drop-down list.</text:p>
        <text:p text:style-name="Definition_20_Term_20_2">Layout Direction</text:p>
        <text:p text:style-name="Body_20_Text_2c__20_Indented_20_2">Select the printing order of multiple slides on one sheet of paper.</text:p>
        <text:p text:style-name="Definition_20_Term_20_2">Border</text:p>
        <text:p text:style-name="Body_20_Text_2c__20_Indented_20_2">When multiple slides are printed on one sheet of paper, a border is drawn around each slide.</text:p>
        <text:p text:style-name="Definition_20_Term_20_2"><text:soft-page-break/>Two-Sided</text:p>
        <text:p text:style-name="Body_20_Text_2c__20_Indented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Body_20_Text_2c__20_Indented_20_2">If LibreOffice prints the slides in the wrong order, select this option and print the document again.</text:p>
        <text:p text:style-name="Definition_20_Term_20_2">Flip horizontally</text:p>
        <text:p text:style-name="Body_20_Text_2c__20_Indented_20_2">If LibreOffice prints the pages in the wrong orientation, select this option and print the document again.</text:p>
        <text:p text:style-name="Figure"><draw:frame draw:style-name="fr4" draw:name="fram_GS24801-012" text:anchor-type="as-char" draw:z-index="25"><draw:text-box fo:min-height="0.041cm" fo:min-width="0.041cm"><text:p text:style-name="Figure"><draw:frame draw:style-name="fr5" draw:name="img_GS24801-014" text:anchor-type="as-char" svg:width="13.97cm" svg:height="12.49cm" draw:z-index="26"><draw:image xlink:href="Pictures/1000000100000210000001D81A0D60BD.png" xlink:type="simple" xlink:show="embed" xlink:actuate="onLoad" draw:mime-type="image/png"/><svg:title>Print dialog — Impress General page — macOS</svg:title><svg:desc>Print dialog — Impress General page — macOS</svg:desc></draw:frame></text:p><text:p text:style-name="Figure">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Body_20_Text_2c__20_Indented_20_2">Allows selected multiple printed copies to be collated into separate documents.</text:p>
        <text:p text:style-name="Definition_20_Term_20_2">Sheets to Print</text:p>
        <text:p text:style-name="Body_20_Text_2c__20_Indented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Body_20_Text_2c__20_Indented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Body_20_Text_2c__20_Indented_20_2">Adjusts the printed slide to fit the paper size.</text:p>
        <text:p text:style-name="Definition_20_Term_20_2"><text:soft-page-break/>Destination Paper Size</text:p>
        <text:p text:style-name="Body_20_Text_2c__20_Indented_20_2">Only available if <text:span text:style-name="Emphasis">Scale to fit paper size</text:span> has been selected. Selects a paper size from the options available in the included drop‑down list.</text:p>
        <text:p text:style-name="Definition_20_Term_20_2">Scale down only</text:p>
        <text:p text:style-name="Body_20_Text_2c__20_Indented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h text:style-name="Heading_20_3" text:outline-level="3"><text:bookmark-start text:name="__RefHeading___Toc17085_2106974247"/>LibreOffice module printing options<text:bookmark-end text:name="__RefHeading___Toc17085_2106974247"/></text:h>
        <text:p text:style-name="Body_20_Text_2c__20_List_20_Intro">For more information on using specific printing options available in each LibreOffice module, see the <text:span text:style-name="Emphasis">User Guide</text:span> for each LibreOffice module. For example, specific printing could be for:</text:p>
        <text:list text:continue-numbering="true" text:style-name="List_20_1">
          <text:list-item>
            <text:p text:style-name="List_20_1">Individual pages, slides, or drawings.</text:p>
          </text:list-item>
          <text:list-item>
            <text:p text:style-name="List_20_1">Range of pages, slides, or drawings.</text:p>
          </text:list-item>
          <text:list-item>
            <text:p text:style-name="List_20_1">Selection of text, or graphics (Writer).</text:p>
          </text:list-item>
          <text:list-item>
            <text:p text:style-name="List_20_1">Individual sheets, range of sheets, or selected cells (Calc).</text:p>
          </text:list-item>
          <text:list-item>
            <text:p text:style-name="List_20_1">Handouts, outlines, or notes (Impress).</text:p>
          </text:list-item>
          <text:list-item>
            <text:p text:style-name="List_20_1">Envelopes, labels, or business cards (Writer).</text:p>
          </text:list-item>
        </text:list>
        <text:h text:style-name="Heading_20_2" text:outline-level="2"><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h text:style-name="Heading_20_3" text:outline-level="3"><text:bookmark-start text:name="__RefHeading___Toc7235_1799482649"/>Single sided printing<text:bookmark-end text:name="__RefHeading___Toc7235_1799482649"/></text:h>
        <text:p text:style-name="Body_20_Text_2c__20_List_20_Intro">This is an example of how you can create a brochure or booklet with a printer that can only print single sided pages.</text:p>
        <text:list xml:id="list122741215847978" text:continue-list="list122739847607874" text:style-name="Numbering_20_1">
          <text:list-item text:start-value="1">
            <text:p text:style-name="Numbering_20_1">Open the Print dialog using one of the following methods:</text:p>
          </text:list-item>
        </text:list>
        <text:list xml:id="list122741162924426" text:continue-list="list122740327669978"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122740421796613" text:continue-list="list122741215847978"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text:soft-page-break/>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Layout</text:span>, select <text:span text:style-name="Emphasis">Brochure</text:span>.</text:p>
          </text:list-item>
          <text:list-item>
            <text:p text:style-name="Numbering_20_1">In <text:span text:style-name="Strong_20_Emphasis">Range and Copies</text:span>, select <text:span text:style-name="Emphasis">Even slides</text:span> option in <text:span text:style-name="Emphasis">Include</text:span>.</text:p>
          </text:list-item>
          <text:list-item>
            <text:p text:style-name="Numbering_20_1">Click <text:span text:style-name="Strong_20_Emphasis">OK</text:span> to print the even slides in the presentation.</text:p>
          </text:list-item>
          <text:list-item>
            <text:p text:style-name="Numbering_20_1">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Numbering_20_1">In <text:span text:style-name="Strong_20_Emphasis">Range and Copies</text:span>, select <text:span text:style-name="Emphasis">Odd slides</text:span> option in <text:span text:style-name="Emphasis">Include</text:span>.</text:p>
          </text:list-item>
          <text:list-item>
            <text:p text:style-name="Numbering_20_1">In <text:span text:style-name="Strong_20_Emphasis">Range and Copies</text:span>, select the same <text:span text:style-name="Emphasis">Number of copies</text:span> used for printing the even slides.</text:p>
          </text:list-item>
          <text:list-item>
            <text:p text:style-name="Numbering_20_1">Click <text:span text:style-name="Strong_20_Emphasis">OK</text:span> to print the odd slides in the presentation and close the Print dialog.</text:p>
          </text:list-item>
          <text:list-item>
            <text:p text:style-name="Numbering_20_1">Assemble the brochures and bind them, if necessary.</text:p>
          </text:list-item>
        </text:list>
        <text:h text:style-name="Heading_20_3" text:outline-level="3"><text:bookmark-start text:name="__RefHeading___Toc7237_1799482649"/>Double sided or duplex printing<text:bookmark-end text:name="__RefHeading___Toc7237_1799482649"/></text:h>
        <text:p text:style-name="Body_20_Text_2c__20_List_20_Intro">Printing a brochure with a printer that is capable of double sided, or duplex printing, makes the task of creating brochures simpler.</text:p>
        <text:list xml:id="list122740583084057" text:continue-numbering="true" text:style-name="Numbering_20_1">
          <text:list-item text:start-value="1">
            <text:p text:style-name="Numbering_20_1">Open the Print dialog using one of the following methods:</text:p>
          </text:list-item>
        </text:list>
        <text:list xml:id="list122740980530811" text:continue-list="list122741162924426"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122740110872137" text:continue-list="list122740583084057"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Numbering_20_1">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Range and Copies</text:span>, select the <text:span text:style-name="Emphasis">Collate</text:span> option. This option is only active when printing multiple copies of the same document.</text:p>
          </text:list-item>
          <text:list-item>
            <text:p text:style-name="Numbering_20_1">In <text:span text:style-name="Strong_20_Emphasis">Layout</text:span>, select <text:span text:style-name="Emphasis">Brochure</text:span>.</text:p>
          </text:list-item>
          <text:list-item>
            <text:p text:style-name="Numbering_20_1">Click <text:span text:style-name="Strong_20_Emphasis">OK</text:span> to close to the Print dialog and print the required number of pages for the brochures.</text:p>
          </text:list-item>
          <text:list-item>
            <text:p text:style-name="Numbering_20_1">If necessary, bind the brochures to match either long edge or short edge binding.</text:p>
          </text:list-item>
        </text:list>
        <text:p text:style-name="Figure"><text:soft-page-break/><draw:frame draw:style-name="fr4" draw:name="fram_GS24801-013" text:anchor-type="as-char" draw:z-index="27"><draw:text-box fo:min-height="0.041cm" fo:min-width="0.041cm"><text:p text:style-name="Figure"><draw:frame draw:style-name="fr5" draw:name="img_GS24801-015" text:anchor-type="as-char" svg:width="14.76cm" svg:height="1.67cm" draw:z-index="28"><draw:image xlink:href="Pictures/1000000100000286000000494BC0A3B0.png" xlink:type="simple" xlink:show="embed" xlink:actuate="onLoad" draw:mime-type="image/png"/><svg:title>Print Preview toolbar</svg:title><svg:desc>Print Preview toolbar</svg:desc></draw:frame></text:p><text:p text:style-name="Figure">Figure <text:sequence text:ref-name="refFigure14" text:name="Figure" text:formula="ooow:Figure+1" style:num-format="1">15</text:sequence>: Print Preview toolbar</text:p></draw:text-box><svg:desc>Print Preview toolbar</svg:desc></draw:frame></text:p>
        <text:h text:style-name="Heading_20_2" text:outline-level="2"><text:bookmark-start text:name="__RefHeading___Toc5207_176585894"/>Print previewing<text:bookmark-end text:name="__RefHeading___Toc5207_176585894"/></text:h>
        <text:p text:style-name="Body_20_Text_2c__20_List_20_Intro">A document can be previewed before it is printed in the Writer and Calc modules. Print previewing is useful, especially when printing a document double-sided making sure there are no errors before the document is printed. Print previewing is opened as follows:</text:p>
        <text:list xml:id="list122741687390090" text:continue-numbering="true" text:style-name="Numbering_20_1">
          <text:list-item text:start-value="1">
            <text:p text:style-name="Numbering_20_1">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122740980530811" text:style-name="List_20_2">
          <text:list-item>
            <text:p text:style-name="List_20_2">Go to <text:span text:style-name="Strong_20_Emphasis">File &gt; Print Preview</text:span> on the Menu bar.</text:p>
          </text:list-item>
          <text:list-item>
            <text:p text:style-name="List_20_2">Click on <text:span text:style-name="Strong_20_Emphasis">Toggle Print Preview</text:span> on the Standard toolbar.</text:p>
          </text:list-item>
          <text:list-item>
            <text:p text:style-name="List_20_2">Use the keyboard shortcut <text:span text:style-name="Keystroke">Ctrl+Shift+O</text:span> (macOS ⌘<text:span text:style-name="Keystroke">+Shift+O</text:span>).</text:p>
          </text:list-item>
        </text:list>
        <text:list text:continue-list="list122741687390090" text:style-name="Numbering_20_1">
          <text:list-item>
            <text:p text:style-name="Numbering_20_1">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Numbering_20_1">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Numbering_20_1">To close the preview, click on <text:span text:style-name="Strong_20_Emphasis">Close Preview</text:span> on the Print Preview toolbar. The document switches back to normal view and the Formatting toolbar reopens replacing the Print Preview toolbar.</text:p>
          </text:list-item>
        </text:list>
        <text:list xml:id="list122741072349695" text:continue-list="list122740736916897" text:style-name="Heading_20_Note">
          <text:list-item>
            <text:p text:style-name="Heading_20_Note">Note</text:p>
          </text:list-item>
        </text:list>
        <text:p text:style-name="Body_20_Text_2c_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1"><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Heading_20_Note">Note</text:p>
          </text:list-item>
        </text:list>
        <text:p text:style-name="Body_20_Text_2c_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text:soft-page-break/>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ion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4" draw:name="fram_GS24801-014" text:anchor-type="as-char" draw:z-index="29"><draw:text-box fo:min-height="0.041cm" fo:min-width="0.041cm"><text:p text:style-name="Figure"><draw:frame draw:style-name="fr5" draw:name="img_GS24801-016" text:anchor-type="as-char" svg:width="15.51cm" svg:height="10.871cm" draw:z-index="30"><draw:image xlink:href="Pictures/10000001000003940000028268D8F600.png" xlink:type="simple" xlink:show="embed" xlink:actuate="onLoad" draw:mime-type="image/png"/><svg:title>Safe Mode dialog</svg:title><svg:desc>Safe Mode dialog</svg:desc></draw:frame></text:p><text:p text:style-name="Figure">Figure <text:sequence text:ref-name="refFigure15" text:name="Figure" text:formula="ooow:Figure+1" style:num-format="1">16</text:sequence>: Safe Mode dialog</text:p></draw:text-box><svg:desc>Safe Mode dialog</svg:desc></draw:frame></text:p>
        <text:p text:style-name="Definition_20_Term"><text:soft-page-break/>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Heading_20_Note">Note</text:p>
          </text:list-item>
        </text:list>
        <text:p text:style-name="Body_20_Text_2c__20_Note">If problems are not solved using Safe Mode, selecting <text:span text:style-name="Strong_20_Emphasis">Advanced</text:span> provides instructions on receiving further aid.</text:p>
        <text:p text:style-name="Body_20_Text_2c_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afe Mode</text:chapter><text:s/>| <text:page-number text:select-page="current">29</text:page-number></text:p>
      </style:footer>
      <style:footer-left>
        <text:p text:style-name="MP1"><text:page-number text:select-page="current">30</text:page-number><text:s/>|<text:title>Getting Started Guide 24.8 - Chapter 1, LibreOffice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 LibreOffice Basics</text:title><text:s/>| <text:page-number text:select-page="current">5</text:page-number></text:p>
      </style:footer>
      <style:footer-left>
        <text:p text:style-name="Footer_20_left"><text:page-number text:select-page="current">4</text:page-number><text:s/><text:span text:style-name="MT4">| </text:span><text:title>Getting Started Guide 24.8 - Chapter 1, LibreOffice Bas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 LibreOffice Basic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9T11:24:48.258845309</meta:creation-date>
    <meta:editing-duration>P0D</meta:editing-duration>
    <meta:editing-cycles>1</meta:editing-cycles>
    <meta:generator>LibreOffice/24.8.2.1$Windows_X86_64 LibreOffice_project/0f794b6e29741098670a3b95d60478a65d05ef13</meta:generator>
    <dc:title>Getting Started Guide 24.8 - Chapter 1, LibreOffice Basics</dc:title>
    <dc:subject>LibreOffice  - Getting Started Guide 24.8</dc:subject>
    <dc:publisher>The Document Foundation</dc:publisher>
    <dc:contributor>The LibreOffice Documentation Team</dc:contributor>
    <dc:description>Getting Started Guide 24.8</dc:description>
    <meta:document-statistic meta:table-count="6" meta:image-count="17" meta:object-count="0" meta:page-count="29" meta:paragraph-count="660" meta:word-count="8878" meta:character-count="51375" meta:non-whitespace-character-count="43307"/>
    <meta:user-defined meta:name="Chapter Number">Chapter 1</meta:user-defined>
    <meta:user-defined meta:name="Chapter Title">LibreOffice Bas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